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93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16.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" style:family="table-cell" style:parent-style-name="Default">
      <style:table-cell-properties fo:border-bottom="none" fo:border-left="none" fo:border-right="0.06pt solid #000000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ff99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rabajo Práctico: Ejercitación de estimador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COK</text:p>
          </table:table-cell>
          <table:table-cell office:value-type="float" office:value="0.2" calcext:value-type="float">
            <text:p>0,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eríod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ngresos</text:p>
          </table:table-cell>
          <table:table-cell table:style-name="ce5"/>
          <table:table-cell table:style-name="ce5" office:value-type="float" office:value="700000" calcext:value-type="float">
            <text:p>700000</text:p>
          </table:table-cell>
          <table:table-cell table:style-name="ce5" table:formula="of:=1.2*[.C6]" office:value-type="float" office:value="840000" calcext:value-type="float">
            <text:p>840000</text:p>
          </table:table-cell>
          <table:table-cell table:style-name="ce5" table:formula="of:=1.2*[.D6]" office:value-type="float" office:value="1008000" calcext:value-type="float">
            <text:p>1008000</text:p>
          </table:table-cell>
          <table:table-cell table:style-name="ce5" table:formula="of:=1.2*[.E6]" office:value-type="float" office:value="1209600" calcext:value-type="float">
            <text:p>1209600</text:p>
          </table:table-cell>
          <table:table-cell table:style-name="ce8" table:formula="of:=1.2*[.F6]" office:value-type="float" office:value="1451520" calcext:value-type="float">
            <text:p>145152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gresos</text:p>
          </table:table-cell>
          <table:table-cell table:style-name="ce6" office:value-type="float" office:value="-1500000" calcext:value-type="float">
            <text:p>-1500000</text:p>
          </table:table-cell>
          <table:table-cell table:style-name="ce6" table:number-columns-repeated="4"/>
          <table:table-cell table:style-name="ce9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Moment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ngresos</text:p>
          </table:table-cell>
          <table:table-cell table:style-name="ce5"/>
          <table:table-cell table:style-name="ce5" table:formula="of:=[.C6]/2" office:value-type="float" office:value="350000" calcext:value-type="float">
            <text:p>350000</text:p>
          </table:table-cell>
          <table:table-cell table:style-name="ce5" table:formula="of:=[.C6]/2+[.D6]/2" office:value-type="float" office:value="770000" calcext:value-type="float">
            <text:p>770000</text:p>
          </table:table-cell>
          <table:table-cell table:style-name="ce5" table:formula="of:=[.D6]/2+[.E6]/2" office:value-type="float" office:value="924000" calcext:value-type="float">
            <text:p>924000</text:p>
          </table:table-cell>
          <table:table-cell table:style-name="ce5" table:formula="of:=[.E6]/2+[.F6]/2" office:value-type="float" office:value="1108800" calcext:value-type="float">
            <text:p>1108800</text:p>
          </table:table-cell>
          <table:table-cell table:style-name="ce5" table:formula="of:=[.F6]/2+[.G6]/2" office:value-type="float" office:value="1330560" calcext:value-type="float">
            <text:p>1330560</text:p>
          </table:table-cell>
          <table:table-cell table:style-name="ce8" table:formula="of:=[.G6]/2" office:value-type="float" office:value="725760" calcext:value-type="float">
            <text:p>72576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gresos</text:p>
          </table:table-cell>
          <table:table-cell table:style-name="ce5" table:formula="of:=[.B7]/2" office:value-type="float" office:value="-750000" calcext:value-type="float">
            <text:p>-750000</text:p>
          </table:table-cell>
          <table:table-cell table:style-name="ce5" table:formula="of:=[.B7]/2" office:value-type="float" office:value="-750000" calcext:value-type="float">
            <text:p>-750000</text:p>
          </table:table-cell>
          <table:table-cell table:style-name="ce5" table:number-columns-repeated="4"/>
          <table:table-cell table:style-name="ce8"/>
          <table:table-cell table:number-columns-repeated="2"/>
        </table:table-row>
        <table:table-row table:style-name="ro1">
          <table:table-cell table:style-name="ce3" office:value-type="string" calcext:value-type="string">
            <text:p>Flujo neto</text:p>
          </table:table-cell>
          <table:table-cell table:style-name="ce6" table:formula="of:=SUM([.B10:.B11])" office:value-type="float" office:value="-750000" calcext:value-type="float">
            <text:p>-750000</text:p>
          </table:table-cell>
          <table:table-cell table:style-name="ce6" table:formula="of:=SUM([.C10:.C11])" office:value-type="float" office:value="-400000" calcext:value-type="float">
            <text:p>-400000</text:p>
          </table:table-cell>
          <table:table-cell table:style-name="ce6" table:formula="of:=SUM([.D10:.D11])" office:value-type="float" office:value="770000" calcext:value-type="float">
            <text:p>770000</text:p>
          </table:table-cell>
          <table:table-cell table:style-name="ce6" table:formula="of:=SUM([.E10:.E11])" office:value-type="float" office:value="924000" calcext:value-type="float">
            <text:p>924000</text:p>
          </table:table-cell>
          <table:table-cell table:style-name="ce6" table:formula="of:=SUM([.F10:.F11])" office:value-type="float" office:value="1108800" calcext:value-type="float">
            <text:p>1108800</text:p>
          </table:table-cell>
          <table:table-cell table:style-name="ce6" table:formula="of:=SUM([.G10:.G11])" office:value-type="float" office:value="1330560" calcext:value-type="float">
            <text:p>1330560</text:p>
          </table:table-cell>
          <table:table-cell table:style-name="ce9" table:formula="of:=SUM([.H10:.H11])" office:value-type="float" office:value="725760" calcext:value-type="float">
            <text:p>72576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Ingresos actualizados</text:p>
          </table:table-cell>
          <table:table-cell table:style-name="ce4"/>
          <table:table-cell table:style-name="ce4" table:formula="of:=[.C10]/(1+[.$C$3])^[.C9]" office:value-type="float" office:value="291666.666666667" calcext:value-type="float">
            <text:p>291666,666666667</text:p>
          </table:table-cell>
          <table:table-cell table:style-name="ce4" table:formula="of:=[.D10]/(1+[.$C$3])^[.D9]" office:value-type="float" office:value="534722.222222222" calcext:value-type="float">
            <text:p>534722,222222222</text:p>
          </table:table-cell>
          <table:table-cell table:style-name="ce4" table:formula="of:=[.E10]/(1+[.$C$3])^[.E9]" office:value-type="float" office:value="534722.222222222" calcext:value-type="float">
            <text:p>534722,222222222</text:p>
          </table:table-cell>
          <table:table-cell table:style-name="ce4" table:formula="of:=[.F10]/(1+[.$C$3])^[.F9]" office:value-type="float" office:value="534722.222222222" calcext:value-type="float">
            <text:p>534722,222222222</text:p>
          </table:table-cell>
          <table:table-cell table:style-name="ce4" table:formula="of:=[.G10]/(1+[.$C$3])^[.G9]" office:value-type="float" office:value="534722.222222222" calcext:value-type="float">
            <text:p>534722,222222222</text:p>
          </table:table-cell>
          <table:table-cell table:style-name="ce7" table:formula="of:=[.H10]/(1+[.$C$3])^[.H9]" office:value-type="float" office:value="243055.555555556" calcext:value-type="float">
            <text:p>243055,55555555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gresos actualizados</text:p>
          </table:table-cell>
          <table:table-cell table:style-name="ce5" table:formula="of:=[.B11]/(1+[.$C$3])^[.B9]" office:value-type="float" office:value="-750000" calcext:value-type="float">
            <text:p>-750000</text:p>
          </table:table-cell>
          <table:table-cell table:style-name="ce5" table:formula="of:=[.C11]/(1+[.$C$3])^[.C9]" office:value-type="float" office:value="-625000" calcext:value-type="float">
            <text:p>-625000</text:p>
          </table:table-cell>
          <table:table-cell table:style-name="ce5" table:number-columns-repeated="4"/>
          <table:table-cell table:style-name="ce8"/>
          <table:table-cell table:number-columns-repeated="2"/>
        </table:table-row>
        <table:table-row table:style-name="ro1">
          <table:table-cell table:style-name="ce3" office:value-type="string" calcext:value-type="string">
            <text:p>Flujo neto actualizado</text:p>
          </table:table-cell>
          <table:table-cell table:style-name="ce6" table:formula="of:=[.B12]/(1+[.$C$3])^[.B9]" office:value-type="float" office:value="-750000" calcext:value-type="float">
            <text:p>-750000</text:p>
          </table:table-cell>
          <table:table-cell table:style-name="ce6" table:formula="of:=[.C12]/(1+[.$C$3])^[.C9]" office:value-type="float" office:value="-333333.333333333" calcext:value-type="float">
            <text:p>-333333,333333333</text:p>
          </table:table-cell>
          <table:table-cell table:style-name="ce6" table:formula="of:=[.D12]/(1+[.$C$3])^[.D9]" office:value-type="float" office:value="534722.222222222" calcext:value-type="float">
            <text:p>534722,222222222</text:p>
          </table:table-cell>
          <table:table-cell table:style-name="ce6" table:formula="of:=[.E12]/(1+[.$C$3])^[.E9]" office:value-type="float" office:value="534722.222222222" calcext:value-type="float">
            <text:p>534722,222222222</text:p>
          </table:table-cell>
          <table:table-cell table:style-name="ce6" table:formula="of:=[.F12]/(1+[.$C$3])^[.F9]" office:value-type="float" office:value="534722.222222222" calcext:value-type="float">
            <text:p>534722,222222222</text:p>
          </table:table-cell>
          <table:table-cell table:style-name="ce6" table:formula="of:=[.G12]/(1+[.$C$3])^[.G9]" office:value-type="float" office:value="534722.222222222" calcext:value-type="float">
            <text:p>534722,222222222</text:p>
          </table:table-cell>
          <table:table-cell table:style-name="ce9" table:formula="of:=[.H12]/(1+[.$C$3])^[.H9]" office:value-type="float" office:value="243055.555555556" calcext:value-type="float">
            <text:p>243055,55555555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AN(20%)</text:p>
          </table:table-cell>
          <table:table-cell table:formula="of:=SUM([.B16:.H16])" office:value-type="float" office:value="1298611.11111111" calcext:value-type="float">
            <text:p>1298611,11111111</text:p>
          </table:table-cell>
          <table:table-cell office:value-type="string" calcext:value-type="string">
            <text:p>&gt;0</text:p>
          </table:table-cell>
          <table:table-cell office:value-type="string" calcext:value-type="string">
            <text:p>VAI&gt;VAE</text:p>
          </table:table-cell>
          <table:table-cell/>
          <table:table-cell office:value-type="string" calcext:value-type="string">
            <text:p>Aceptar el proyec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IR entre 52% y 53%</text:p>
          </table:table-cell>
          <table:table-cell office:value-type="string" calcext:value-type="string">
            <text:p>&gt;COK</text:p>
          </table:table-cell>
          <table:table-cell office:value-type="string" calcext:value-type="string">
            <text:p>Aceptar el proyecto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AI</text:p>
          </table:table-cell>
          <table:table-cell table:formula="of:=SUM([.B14:.H14])" office:value-type="float" office:value="2673611.11111111" calcext:value-type="float">
            <text:p>2673611,111111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E</text:p>
          </table:table-cell>
          <table:table-cell table:formula="of:=ABS(SUM([.B11:.C11]))" office:value-type="float" office:value="1500000" calcext:value-type="float">
            <text:p>15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BC</text:p>
          </table:table-cell>
          <table:table-cell table:formula="of:=[.B22]/[.B23]" office:value-type="float" office:value="1.78240740740741" calcext:value-type="float">
            <text:p>1,7824074074</text:p>
          </table:table-cell>
          <table:table-cell office:value-type="string" calcext:value-type="string">
            <text:p>&gt;1</text:p>
          </table:table-cell>
          <table:table-cell office:value-type="string" calcext:value-type="string">
            <text:p>VAI&gt;VAE</text:p>
          </table:table-cell>
          <table:table-cell/>
          <table:table-cell office:value-type="string" calcext:value-type="string">
            <text:p>Es rentabl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lujo act. Y acumulado</text:p>
          </table:table-cell>
          <table:table-cell table:formula="of:=[.B16]" office:value-type="float" office:value="-750000" calcext:value-type="float">
            <text:p>-750000</text:p>
          </table:table-cell>
          <table:table-cell table:formula="of:=[.B26]+[.C16]" office:value-type="float" office:value="-1083333.33333333" calcext:value-type="float">
            <text:p>-1083333,33333333</text:p>
          </table:table-cell>
          <table:table-cell table:formula="of:=[.C26]+[.D16]" office:value-type="float" office:value="-548611.111111111" calcext:value-type="float">
            <text:p>-548611,111111111</text:p>
          </table:table-cell>
          <table:table-cell table:formula="of:=[.D26]+[.E16]" office:value-type="float" office:value="-13888.888888889" calcext:value-type="float">
            <text:p>-13888,888888889</text:p>
          </table:table-cell>
          <table:table-cell table:formula="of:=[.E26]+[.F16]" office:value-type="float" office:value="520833.333333333" calcext:value-type="float">
            <text:p>520833,333333333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C = 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COK</text:p>
          </table:table-cell>
          <table:table-cell office:value-type="float" office:value="0.24" calcext:value-type="float">
            <text:p>0,2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oyecto A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eríod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ngresos</text:p>
          </table:table-cell>
          <table:table-cell table:style-name="ce5" table:number-columns-repeated="2"/>
          <table:table-cell table:number-columns-repeated="4" table:style-name="ce5" office:value-type="float" office:value="1000" calcext:value-type="float">
            <text:p>1000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Egresos</text:p>
          </table:table-cell>
          <table:table-cell table:style-name="ce6" office:value-type="float" office:value="-1200" calcext:value-type="float">
            <text:p>-1200</text:p>
          </table:table-cell>
          <table:table-cell table:style-name="ce6" office:value-type="float" office:value="-2500" calcext:value-type="float">
            <text:p>-2500</text:p>
          </table:table-cell>
          <table:table-cell table:style-name="ce6" table:number-columns-repeated="4"/>
          <table:table-cell table:style-name="ce9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Moment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" office:value-type="string" calcext:value-type="string">
            <text:p>Ingresos</text:p>
          </table:table-cell>
          <table:table-cell table:style-name="ce5" table:number-columns-repeated="2"/>
          <table:table-cell table:style-name="ce5" table:formula="of:=[.D34]/2" office:value-type="float" office:value="500" calcext:value-type="float">
            <text:p>500</text:p>
          </table:table-cell>
          <table:table-cell table:style-name="ce5" table:formula="of:=[.D34]/2+[.E34]/2" office:value-type="float" office:value="1000" calcext:value-type="float">
            <text:p>1000</text:p>
          </table:table-cell>
          <table:table-cell table:style-name="ce5" table:formula="of:=[.E34]/2+[.F34]/2" office:value-type="float" office:value="1000" calcext:value-type="float">
            <text:p>1000</text:p>
          </table:table-cell>
          <table:table-cell table:style-name="ce5" table:formula="of:=[.F34]/2+[.G34]/2" office:value-type="float" office:value="1000" calcext:value-type="float">
            <text:p>1000</text:p>
          </table:table-cell>
          <table:table-cell table:style-name="ce5" table:formula="of:=[.G34]/2+[.H34]/2" office:value-type="float" office:value="1000" calcext:value-type="float">
            <text:p>1000</text:p>
          </table:table-cell>
          <table:table-cell table:style-name="ce8" table:formula="of:=[.H34]/2"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2" office:value-type="string" calcext:value-type="string">
            <text:p>Egresos</text:p>
          </table:table-cell>
          <table:table-cell table:style-name="ce5" table:formula="of:=[.B35]/2" office:value-type="float" office:value="-600" calcext:value-type="float">
            <text:p>-600</text:p>
          </table:table-cell>
          <table:table-cell table:style-name="ce5" table:formula="of:=[.B35]/2+[.C35]/2" office:value-type="float" office:value="-1850" calcext:value-type="float">
            <text:p>-1850</text:p>
          </table:table-cell>
          <table:table-cell table:style-name="ce5" table:formula="of:=[.C35]/2" office:value-type="float" office:value="-1250" calcext:value-type="float">
            <text:p>-1250</text:p>
          </table:table-cell>
          <table:table-cell table:style-name="ce5" table:number-columns-repeated="4"/>
          <table:table-cell table:style-name="ce8"/>
          <table:table-cell/>
        </table:table-row>
        <table:table-row table:style-name="ro1">
          <table:table-cell table:style-name="ce3" office:value-type="string" calcext:value-type="string">
            <text:p>Flujo neto</text:p>
          </table:table-cell>
          <table:table-cell table:style-name="ce6" table:formula="of:=SUM([.B38:.B39])" office:value-type="float" office:value="-600" calcext:value-type="float">
            <text:p>-600</text:p>
          </table:table-cell>
          <table:table-cell table:style-name="ce6" table:formula="of:=SUM([.C38:.C39])" office:value-type="float" office:value="-1850" calcext:value-type="float">
            <text:p>-1850</text:p>
          </table:table-cell>
          <table:table-cell table:style-name="ce6" table:formula="of:=SUM([.D38:.D39])" office:value-type="float" office:value="-750" calcext:value-type="float">
            <text:p>-750</text:p>
          </table:table-cell>
          <table:table-cell table:style-name="ce6" table:formula="of:=SUM([.E38:.E39])" office:value-type="float" office:value="1000" calcext:value-type="float">
            <text:p>1000</text:p>
          </table:table-cell>
          <table:table-cell table:style-name="ce6" table:formula="of:=SUM([.F38:.F39])" office:value-type="float" office:value="1000" calcext:value-type="float">
            <text:p>1000</text:p>
          </table:table-cell>
          <table:table-cell table:style-name="ce6" table:formula="of:=SUM([.G38:.G39])" office:value-type="float" office:value="1000" calcext:value-type="float">
            <text:p>1000</text:p>
          </table:table-cell>
          <table:table-cell table:style-name="ce6" table:formula="of:=SUM([.H38:.H39])" office:value-type="float" office:value="1000" calcext:value-type="float">
            <text:p>1000</text:p>
          </table:table-cell>
          <table:table-cell table:style-name="ce9" table:formula="of:=SUM([.I38:.I39])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Ingresos actualizados</text:p>
          </table:table-cell>
          <table:table-cell table:style-name="ce4" table:number-columns-repeated="2"/>
          <table:table-cell table:style-name="ce4" table:formula="of:=[.D38]/(1+[.$C$30])^[.D37]" office:value-type="float" office:value="325.182101977107" calcext:value-type="float">
            <text:p>325,1821019771</text:p>
          </table:table-cell>
          <table:table-cell table:style-name="ce4" table:formula="of:=[.E38]/(1+[.$C$30])^[.E37]" office:value-type="float" office:value="524.487261253399" calcext:value-type="float">
            <text:p>524,4872612534</text:p>
          </table:table-cell>
          <table:table-cell table:style-name="ce4" table:formula="of:=[.F38]/(1+[.$C$30])^[.F37]" office:value-type="float" office:value="422.973597784999" calcext:value-type="float">
            <text:p>422,973597785</text:p>
          </table:table-cell>
          <table:table-cell table:style-name="ce4" table:formula="of:=[.G38]/(1+[.$C$30])^[.G37]" office:value-type="float" office:value="341.107740149193" calcext:value-type="float">
            <text:p>341,1077401492</text:p>
          </table:table-cell>
          <table:table-cell table:style-name="ce4" table:formula="of:=[.H38]/(1+[.$C$30])^[.H37]" office:value-type="float" office:value="275.086887217091" calcext:value-type="float">
            <text:p>275,0868872171</text:p>
          </table:table-cell>
          <table:table-cell table:style-name="ce7" table:formula="of:=[.I38]/(1+[.$C$30])^[.I37]" office:value-type="float" office:value="110.922131942375" calcext:value-type="float">
            <text:p>110,9221319424</text:p>
          </table:table-cell>
          <table:table-cell/>
        </table:table-row>
        <table:table-row table:style-name="ro1">
          <table:table-cell table:style-name="ce2" office:value-type="string" calcext:value-type="string">
            <text:p>Egresos actualizados</text:p>
          </table:table-cell>
          <table:table-cell table:style-name="ce5" table:formula="of:=[.B39]/(1+[.$C$30])^[.B37]" office:value-type="float" office:value="-600" calcext:value-type="float">
            <text:p>-600</text:p>
          </table:table-cell>
          <table:table-cell table:style-name="ce5" table:formula="of:=[.C39]/(1+[.$C$30])^[.C37]" office:value-type="float" office:value="-1491.93548387097" calcext:value-type="float">
            <text:p>-1491,935483871</text:p>
          </table:table-cell>
          <table:table-cell table:style-name="ce5" table:formula="of:=[.D39]/(1+[.$C$30])^[.D37]" office:value-type="float" office:value="-812.955254942768" calcext:value-type="float">
            <text:p>-812,9552549428</text:p>
          </table:table-cell>
          <table:table-cell table:style-name="ce5" table:number-columns-repeated="4"/>
          <table:table-cell table:style-name="ce8"/>
          <table:table-cell/>
        </table:table-row>
        <table:table-row table:style-name="ro1">
          <table:table-cell table:style-name="ce2" office:value-type="string" calcext:value-type="string">
            <text:p>Flujo neto actualizado</text:p>
          </table:table-cell>
          <table:table-cell table:style-name="ce5" table:formula="of:=[.B40]/(1+[.$C$30])^[.B37]" office:value-type="float" office:value="-600" calcext:value-type="float">
            <text:p>-600</text:p>
          </table:table-cell>
          <table:table-cell table:style-name="ce5" table:formula="of:=[.C40]/(1+[.$C$30])^[.C37]" office:value-type="float" office:value="-1491.93548387097" calcext:value-type="float">
            <text:p>-1491,935483871</text:p>
          </table:table-cell>
          <table:table-cell table:style-name="ce5" table:formula="of:=[.D40]/(1+[.$C$30])^[.D37]" office:value-type="float" office:value="-487.773152965661" calcext:value-type="float">
            <text:p>-487,7731529657</text:p>
          </table:table-cell>
          <table:table-cell table:style-name="ce5" table:formula="of:=[.E40]/(1+[.$C$30])^[.E37]" office:value-type="float" office:value="524.487261253399" calcext:value-type="float">
            <text:p>524,4872612534</text:p>
          </table:table-cell>
          <table:table-cell table:style-name="ce5" table:formula="of:=[.F40]/(1+[.$C$30])^[.F37]" office:value-type="float" office:value="422.973597784999" calcext:value-type="float">
            <text:p>422,973597785</text:p>
          </table:table-cell>
          <table:table-cell table:style-name="ce5" table:formula="of:=[.G40]/(1+[.$C$30])^[.G37]" office:value-type="float" office:value="341.107740149193" calcext:value-type="float">
            <text:p>341,1077401492</text:p>
          </table:table-cell>
          <table:table-cell table:style-name="ce5" table:formula="of:=[.H40]/(1+[.$C$30])^[.H37]" office:value-type="float" office:value="275.086887217091" calcext:value-type="float">
            <text:p>275,0868872171</text:p>
          </table:table-cell>
          <table:table-cell table:style-name="ce8" table:formula="of:=[.I40]/(1+[.$C$30])^[.I37]" office:value-type="float" office:value="110.922131942375" calcext:value-type="float">
            <text:p>110,9221319424</text:p>
          </table:table-cell>
          <table:table-cell/>
        </table:table-row>
        <table:table-row table:style-name="ro1">
          <table:table-cell table:style-name="ce3" office:value-type="string" calcext:value-type="string">
            <text:p>Flujo act. Y acumulado</text:p>
          </table:table-cell>
          <table:table-cell table:style-name="ce6" table:formula="of:=[.B44]" office:value-type="float" office:value="-600" calcext:value-type="float">
            <text:p>-600</text:p>
          </table:table-cell>
          <table:table-cell table:style-name="ce6" table:formula="of:=[.B45]+[.C44]" office:value-type="float" office:value="-2091.93548387097" calcext:value-type="float">
            <text:p>-2091,935483871</text:p>
          </table:table-cell>
          <table:table-cell table:style-name="ce6" table:formula="of:=[.C45]+[.D44]" office:value-type="float" office:value="-2579.70863683663" calcext:value-type="float">
            <text:p>-2579,7086368366</text:p>
          </table:table-cell>
          <table:table-cell table:style-name="ce6" table:formula="of:=[.D45]+[.E44]" office:value-type="float" office:value="-2055.22137558323" calcext:value-type="float">
            <text:p>-2055,2213755832</text:p>
          </table:table-cell>
          <table:table-cell table:style-name="ce6" table:formula="of:=[.E45]+[.F44]" office:value-type="float" office:value="-1632.24777779823" calcext:value-type="float">
            <text:p>-1632,2477777982</text:p>
          </table:table-cell>
          <table:table-cell table:style-name="ce6" table:formula="of:=[.F45]+[.G44]" office:value-type="float" office:value="-1291.14003764904" calcext:value-type="float">
            <text:p>-1291,140037649</text:p>
          </table:table-cell>
          <table:table-cell table:style-name="ce6" table:formula="of:=[.G45]+[.H44]" office:value-type="float" office:value="-1016.05315043195" calcext:value-type="float">
            <text:p>-1016,053150432</text:p>
          </table:table-cell>
          <table:table-cell table:style-name="ce9" table:formula="of:=[.H45]+[.I44]" office:value-type="float" office:value="-905.131018489572" calcext:value-type="float">
            <text:p>-905,1310184896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AN(24%)</text:p>
          </table:table-cell>
          <table:table-cell table:formula="of:=SUM([.B44:.I44])" office:value-type="float" office:value="-905.131018489572" calcext:value-type="float">
            <text:p>-905,1310184896</text:p>
          </table:table-cell>
          <table:table-cell office:value-type="string" calcext:value-type="string">
            <text:p>&lt;0</text:p>
          </table:table-cell>
          <table:table-cell office:value-type="string" calcext:value-type="string">
            <text:p>Rechazar el proyec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R entre 9% y 10%</text:p>
          </table:table-cell>
          <table:table-cell office:value-type="string" calcext:value-type="string">
            <text:p>&lt;COK</text:p>
          </table:table-cell>
          <table:table-cell/>
          <table:table-cell office:value-type="string" calcext:value-type="string">
            <text:p>Rechazar el proyec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I</text:p>
          </table:table-cell>
          <table:table-cell table:formula="of:=SUM([.B42:.I42])" office:value-type="float" office:value="1999.75972032416" calcext:value-type="float">
            <text:p>1999,75972032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E</text:p>
          </table:table-cell>
          <table:table-cell table:formula="of:=ABS(SUM([.B43:.D43]))" office:value-type="float" office:value="2904.89073881374" calcext:value-type="float">
            <text:p>2904,8907388137</text:p>
          </table:table-cell>
          <table:table-cell/>
          <table:table-cell office:value-type="string" calcext:value-type="string">
            <text:p>RBC</text:p>
          </table:table-cell>
          <table:table-cell table:formula="of:=[.B49]/[.B50]" office:value-type="float" office:value="0.688411338025334" calcext:value-type="float">
            <text:p>0,688411338</text:p>
          </table:table-cell>
          <table:table-cell office:value-type="string" calcext:value-type="string">
            <text:p>&lt;1</text:p>
          </table:table-cell>
          <table:table-cell office:value-type="string" calcext:value-type="string">
            <text:p>VAI&lt;V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C</text:p>
          </table:table-cell>
          <table:table-cell office:value-type="string" calcext:value-type="string">
            <text:p>No se recupera el capita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royecto B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eríod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ngresos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number-columns-repeated="3" table:style-name="ce5" office:value-type="float" office:value="2000" calcext:value-type="float">
            <text:p>2000</text:p>
          </table:table-cell>
          <table:table-cell table:style-name="ce8"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Egresos</text:p>
          </table:table-cell>
          <table:table-cell table:style-name="ce6" office:value-type="float" office:value="-750" calcext:value-type="float">
            <text:p>-750</text:p>
          </table:table-cell>
          <table:table-cell table:style-name="ce6" office:value-type="float" office:value="-1200" calcext:value-type="float">
            <text:p>-1200</text:p>
          </table:table-cell>
          <table:table-cell table:style-name="ce6" office:value-type="float" office:value="-2000" calcext:value-type="float">
            <text:p>-2000</text:p>
          </table:table-cell>
          <table:table-cell table:style-name="ce6" table:number-columns-repeated="3"/>
          <table:table-cell table:style-name="ce9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Moment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" office:value-type="string" calcext:value-type="string">
            <text:p>Ingresos</text:p>
          </table:table-cell>
          <table:table-cell table:style-name="ce5" table:number-columns-repeated="2"/>
          <table:table-cell table:style-name="ce5" table:formula="of:=[.D56]/2" office:value-type="float" office:value="500" calcext:value-type="float">
            <text:p>500</text:p>
          </table:table-cell>
          <table:table-cell table:style-name="ce5" table:formula="of:=[.D56]/2+[.E56]/2" office:value-type="float" office:value="1500" calcext:value-type="float">
            <text:p>1500</text:p>
          </table:table-cell>
          <table:table-cell table:style-name="ce5" table:formula="of:=[.E56]/2+[.F56]/2" office:value-type="float" office:value="2000" calcext:value-type="float">
            <text:p>2000</text:p>
          </table:table-cell>
          <table:table-cell table:style-name="ce5" table:formula="of:=[.F56]/2+[.G56]/2" office:value-type="float" office:value="2000" calcext:value-type="float">
            <text:p>2000</text:p>
          </table:table-cell>
          <table:table-cell table:style-name="ce5" table:formula="of:=[.G56]/2+[.H56]/2" office:value-type="float" office:value="2000" calcext:value-type="float">
            <text:p>2000</text:p>
          </table:table-cell>
          <table:table-cell table:style-name="ce8" table:formula="of:=[.H56]/2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style-name="ce2" office:value-type="string" calcext:value-type="string">
            <text:p>Egresos</text:p>
          </table:table-cell>
          <table:table-cell table:style-name="ce5" table:formula="of:=[.B57]/2" office:value-type="float" office:value="-375" calcext:value-type="float">
            <text:p>-375</text:p>
          </table:table-cell>
          <table:table-cell table:style-name="ce5" table:formula="of:=[.B57]/2+[.C57]/2" office:value-type="float" office:value="-975" calcext:value-type="float">
            <text:p>-975</text:p>
          </table:table-cell>
          <table:table-cell table:style-name="ce5" table:formula="of:=[.C57]/2+[.D57]/2" office:value-type="float" office:value="-1600" calcext:value-type="float">
            <text:p>-1600</text:p>
          </table:table-cell>
          <table:table-cell table:style-name="ce5" table:formula="of:=[.D57]/2" office:value-type="float" office:value="-1000" calcext:value-type="float">
            <text:p>-1000</text:p>
          </table:table-cell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3" office:value-type="string" calcext:value-type="string">
            <text:p>Flujo neto</text:p>
          </table:table-cell>
          <table:table-cell table:style-name="ce6" table:formula="of:=SUM([.B60:.B61])" office:value-type="float" office:value="-375" calcext:value-type="float">
            <text:p>-375</text:p>
          </table:table-cell>
          <table:table-cell table:style-name="ce6" table:formula="of:=SUM([.C60:.C61])" office:value-type="float" office:value="-975" calcext:value-type="float">
            <text:p>-975</text:p>
          </table:table-cell>
          <table:table-cell table:style-name="ce6" table:formula="of:=SUM([.D60:.D61])" office:value-type="float" office:value="-1100" calcext:value-type="float">
            <text:p>-1100</text:p>
          </table:table-cell>
          <table:table-cell table:style-name="ce6" table:formula="of:=SUM([.E60:.E61])" office:value-type="float" office:value="500" calcext:value-type="float">
            <text:p>500</text:p>
          </table:table-cell>
          <table:table-cell table:style-name="ce6" table:formula="of:=SUM([.F60:.F61])" office:value-type="float" office:value="2000" calcext:value-type="float">
            <text:p>2000</text:p>
          </table:table-cell>
          <table:table-cell table:style-name="ce6" table:formula="of:=SUM([.G60:.G61])" office:value-type="float" office:value="2000" calcext:value-type="float">
            <text:p>2000</text:p>
          </table:table-cell>
          <table:table-cell table:style-name="ce6" table:formula="of:=SUM([.H60:.H61])" office:value-type="float" office:value="2000" calcext:value-type="float">
            <text:p>2000</text:p>
          </table:table-cell>
          <table:table-cell table:style-name="ce6" table:formula="of:=SUM([.I60:.I61])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Ingresos actualizados</text:p>
          </table:table-cell>
          <table:table-cell table:style-name="ce4" table:number-columns-repeated="2"/>
          <table:table-cell table:style-name="ce4" table:formula="of:=[.D60]/(1+[.$C$30])^[.D59]" office:value-type="float" office:value="325.182101977107" calcext:value-type="float">
            <text:p>325,1821019771</text:p>
          </table:table-cell>
          <table:table-cell table:style-name="ce4" table:formula="of:=[.E60]/(1+[.$C$30])^[.E59]" office:value-type="float" office:value="786.730891880098" calcext:value-type="float">
            <text:p>786,7308918801</text:p>
          </table:table-cell>
          <table:table-cell table:style-name="ce4" table:formula="of:=[.F60]/(1+[.$C$30])^[.F59]" office:value-type="float" office:value="845.947195569998" calcext:value-type="float">
            <text:p>845,94719557</text:p>
          </table:table-cell>
          <table:table-cell table:style-name="ce4" table:formula="of:=[.G60]/(1+[.$C$30])^[.G59]" office:value-type="float" office:value="682.215480298385" calcext:value-type="float">
            <text:p>682,2154802984</text:p>
          </table:table-cell>
          <table:table-cell table:style-name="ce4" table:formula="of:=[.H60]/(1+[.$C$30])^[.H59]" office:value-type="float" office:value="550.173774434182" calcext:value-type="float">
            <text:p>550,1737744342</text:p>
          </table:table-cell>
          <table:table-cell table:style-name="ce4" table:formula="of:=[.I60]/(1+[.$C$30])^[.I59]" office:value-type="float" office:value="221.844263884751" calcext:value-type="float">
            <text:p>221,8442638848</text:p>
          </table:table-cell>
          <table:table-cell/>
        </table:table-row>
        <table:table-row table:style-name="ro1">
          <table:table-cell table:style-name="ce2" office:value-type="string" calcext:value-type="string">
            <text:p>Egresos actualizados</text:p>
          </table:table-cell>
          <table:table-cell table:style-name="ce5" table:formula="of:=[.B61]/(1+[.$C$30])^[.B59]" office:value-type="float" office:value="-375" calcext:value-type="float">
            <text:p>-375</text:p>
          </table:table-cell>
          <table:table-cell table:style-name="ce5" table:formula="of:=[.C61]/(1+[.$C$30])^[.C59]" office:value-type="float" office:value="-786.290322580645" calcext:value-type="float">
            <text:p>-786,2903225806</text:p>
          </table:table-cell>
          <table:table-cell table:style-name="ce5" table:formula="of:=[.D61]/(1+[.$C$30])^[.D59]" office:value-type="float" office:value="-1040.58272632674" calcext:value-type="float">
            <text:p>-1040,5827263268</text:p>
          </table:table-cell>
          <table:table-cell table:style-name="ce5" table:formula="of:=[.E61]/(1+[.$C$30])^[.E59]" office:value-type="float" office:value="-524.487261253399" calcext:value-type="float">
            <text:p>-524,4872612534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2" office:value-type="string" calcext:value-type="string">
            <text:p>Flujo neto actualizado</text:p>
          </table:table-cell>
          <table:table-cell table:style-name="ce5" table:formula="of:=[.B62]/(1+[.$C$30])^[.B59]" office:value-type="float" office:value="-375" calcext:value-type="float">
            <text:p>-375</text:p>
          </table:table-cell>
          <table:table-cell table:style-name="ce5" table:formula="of:=[.C62]/(1+[.$C$30])^[.C59]" office:value-type="float" office:value="-786.290322580645" calcext:value-type="float">
            <text:p>-786,2903225806</text:p>
          </table:table-cell>
          <table:table-cell table:style-name="ce5" table:formula="of:=[.D62]/(1+[.$C$30])^[.D59]" office:value-type="float" office:value="-715.400624349636" calcext:value-type="float">
            <text:p>-715,4006243496</text:p>
          </table:table-cell>
          <table:table-cell table:style-name="ce5" table:formula="of:=[.E62]/(1+[.$C$30])^[.E59]" office:value-type="float" office:value="262.243630626699" calcext:value-type="float">
            <text:p>262,2436306267</text:p>
          </table:table-cell>
          <table:table-cell table:style-name="ce5" table:formula="of:=[.F62]/(1+[.$C$30])^[.F59]" office:value-type="float" office:value="845.947195569998" calcext:value-type="float">
            <text:p>845,94719557</text:p>
          </table:table-cell>
          <table:table-cell table:style-name="ce5" table:formula="of:=[.G62]/(1+[.$C$30])^[.G59]" office:value-type="float" office:value="682.215480298385" calcext:value-type="float">
            <text:p>682,2154802984</text:p>
          </table:table-cell>
          <table:table-cell table:style-name="ce5" table:formula="of:=[.H62]/(1+[.$C$30])^[.H59]" office:value-type="float" office:value="550.173774434182" calcext:value-type="float">
            <text:p>550,1737744342</text:p>
          </table:table-cell>
          <table:table-cell table:style-name="ce5" table:formula="of:=[.I62]/(1+[.$C$30])^[.I59]" office:value-type="float" office:value="221.844263884751" calcext:value-type="float">
            <text:p>221,8442638848</text:p>
          </table:table-cell>
          <table:table-cell/>
        </table:table-row>
        <table:table-row table:style-name="ro1">
          <table:table-cell table:style-name="ce3" office:value-type="string" calcext:value-type="string">
            <text:p>Flujo act. Y acumulado</text:p>
          </table:table-cell>
          <table:table-cell table:style-name="ce6" table:formula="of:=[.B66]" office:value-type="float" office:value="-375" calcext:value-type="float">
            <text:p>-375</text:p>
          </table:table-cell>
          <table:table-cell table:style-name="ce6" table:formula="of:=[.B67]+[.C66]" office:value-type="float" office:value="-1161.29032258065" calcext:value-type="float">
            <text:p>-1161,2903225807</text:p>
          </table:table-cell>
          <table:table-cell table:style-name="ce6" table:formula="of:=[.C67]+[.D66]" office:value-type="float" office:value="-1876.69094693028" calcext:value-type="float">
            <text:p>-1876,6909469303</text:p>
          </table:table-cell>
          <table:table-cell table:style-name="ce6" table:formula="of:=[.D67]+[.E66]" office:value-type="float" office:value="-1614.44731630358" calcext:value-type="float">
            <text:p>-1614,4473163036</text:p>
          </table:table-cell>
          <table:table-cell table:style-name="ce6" table:formula="of:=[.E67]+[.F66]" office:value-type="float" office:value="-768.500120733584" calcext:value-type="float">
            <text:p>-768,5001207336</text:p>
          </table:table-cell>
          <table:table-cell table:style-name="ce6" table:formula="of:=[.F67]+[.G66]" office:value-type="float" office:value="-86.2846404351983" calcext:value-type="float">
            <text:p>-86,2846404352</text:p>
          </table:table-cell>
          <table:table-cell table:style-name="ce6" table:formula="of:=[.G67]+[.H66]" office:value-type="float" office:value="463.889133998983" calcext:value-type="float">
            <text:p>463,889133999</text:p>
          </table:table-cell>
          <table:table-cell table:style-name="ce6"/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AN(24%)</text:p>
          </table:table-cell>
          <table:table-cell table:formula="of:=SUM([.B66:.I66])" office:value-type="float" office:value="685.733397883734" calcext:value-type="float">
            <text:p>685,7333978837</text:p>
          </table:table-cell>
          <table:table-cell office:value-type="string" calcext:value-type="string">
            <text:p>&gt;0</text:p>
          </table:table-cell>
          <table:table-cell office:value-type="string" calcext:value-type="string">
            <text:p>Aceptar el proyec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R entre 30% y 40%</text:p>
          </table:table-cell>
          <table:table-cell office:value-type="string" calcext:value-type="string">
            <text:p>&gt;COK</text:p>
          </table:table-cell>
          <table:table-cell/>
          <table:table-cell office:value-type="string" calcext:value-type="string">
            <text:p>Aceptar el proyec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I</text:p>
          </table:table-cell>
          <table:table-cell table:formula="of:=SUM([.D64:.I64])" office:value-type="float" office:value="3412.09370804452" calcext:value-type="float">
            <text:p>3412,09370804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E</text:p>
          </table:table-cell>
          <table:table-cell table:formula="of:=ABS(SUM([.B65:.E65]))" office:value-type="float" office:value="2726.36031016079" calcext:value-type="float">
            <text:p>2726,3603101608</text:p>
          </table:table-cell>
          <table:table-cell/>
          <table:table-cell office:value-type="string" calcext:value-type="string">
            <text:p>RBC</text:p>
          </table:table-cell>
          <table:table-cell table:formula="of:=[.B71]/[.B72]" office:value-type="float" office:value="1.25151972588806" calcext:value-type="float">
            <text:p>1,2515197259</text:p>
          </table:table-cell>
          <table:table-cell office:value-type="string" calcext:value-type="string">
            <text:p>&gt;1</text:p>
          </table:table-cell>
          <table:table-cell office:value-type="string" calcext:value-type="string">
            <text:p>Proyecto ren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C = 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3)</text:p>
          </table:table-cell>
          <table:table-cell office:value-type="string" calcext:value-type="string">
            <text:p>COK</text:p>
          </table:table-cell>
          <table:table-cell office:value-type="float" office:value="0.18" calcext:value-type="float">
            <text:p>0,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vimento rígid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eríodo</text:p>
          </table:table-cell>
          <table:table-cell table:style-name="ce4" office:value-type="string" calcext:value-type="string">
            <text:p>Egresos</text:p>
          </table:table-cell>
          <table:table-cell table:style-name="ce4" office:value-type="string" calcext:value-type="string">
            <text:p>Ingresos</text:p>
          </table:table-cell>
          <table:table-cell table:style-name="ce4" office:value-type="string" calcext:value-type="string">
            <text:p>Momento</text:p>
          </table:table-cell>
          <table:table-cell table:style-name="ce4" office:value-type="string" calcext:value-type="string">
            <text:p>Egresos</text:p>
          </table:table-cell>
          <table:table-cell table:style-name="ce4" office:value-type="string" calcext:value-type="string">
            <text:p>Ingresos</text:p>
          </table:table-cell>
          <table:table-cell table:style-name="ce7" office:value-type="string" calcext:value-type="string">
            <text:p>Flujo N.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-15" calcext:value-type="float">
            <text:p>-15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[.B78]/2" office:value-type="float" office:value="-7.5" calcext:value-type="float">
            <text:p>-7,5</text:p>
          </table:table-cell>
          <table:table-cell table:style-name="ce5"/>
          <table:table-cell table:style-name="ce8" table:formula="of:=SUM([.E78:.F78])" office:value-type="float" office:value="-7.5" calcext:value-type="float">
            <text:p>-7,5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float" office:value="-15" calcext:value-type="float">
            <text:p>-1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formula="of:=[.B78]/2+[.B79]/2" office:value-type="float" office:value="-15" calcext:value-type="float">
            <text:p>-15</text:p>
          </table:table-cell>
          <table:table-cell table:style-name="ce5"/>
          <table:table-cell table:style-name="ce8" table:formula="of:=SUM([.E79:.F79])" office:value-type="float" office:value="-15" calcext:value-type="float">
            <text:p>-15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B79]/2" office:value-type="float" office:value="-7.5" calcext:value-type="float">
            <text:p>-7,5</text:p>
          </table:table-cell>
          <table:table-cell table:style-name="ce5" table:formula="of:=[.C80]/2" office:value-type="float" office:value="0.15" calcext:value-type="float">
            <text:p>0,15</text:p>
          </table:table-cell>
          <table:table-cell table:style-name="ce8" table:formula="of:=SUM([.E80:.F80])" office:value-type="float" office:value="-7.35" calcext:value-type="float">
            <text:p>-7,35</text:p>
          </table:table-cell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table:formula="of:=[.C80]/2+[.C81]/2" office:value-type="float" office:value="0.3" calcext:value-type="float">
            <text:p>0,3</text:p>
          </table:table-cell>
          <table:table-cell table:style-name="ce8" table:formula="of:=SUM([.E81:.F81])"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table:formula="of:=[.C81]/2+[.C82]/2" office:value-type="float" office:value="0.3" calcext:value-type="float">
            <text:p>0,3</text:p>
          </table:table-cell>
          <table:table-cell table:style-name="ce8" table:formula="of:=SUM([.E82:.F82])"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/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table:formula="of:=[.C82]/2+[.C83]/2" office:value-type="float" office:value="0.3" calcext:value-type="float">
            <text:p>0,3</text:p>
          </table:table-cell>
          <table:table-cell table:style-name="ce8" table:formula="of:=SUM([.E83:.F83])"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/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table:formula="of:=[.C83]/2+[.C84]/2" office:value-type="float" office:value="0.3" calcext:value-type="float">
            <text:p>0,3</text:p>
          </table:table-cell>
          <table:table-cell table:style-name="ce8" table:formula="of:=SUM([.E84:.F84])"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/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table:formula="of:=[.C84]/2+[.C85]/2" office:value-type="float" office:value="0.3" calcext:value-type="float">
            <text:p>0,3</text:p>
          </table:table-cell>
          <table:table-cell table:style-name="ce8" table:formula="of:=SUM([.E85:.F85])"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6" table:number-columns-repeated="2"/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6" table:formula="of:=[.C85]/2" office:value-type="float" office:value="0.15" calcext:value-type="float">
            <text:p>0,15</text:p>
          </table:table-cell>
          <table:table-cell table:style-name="ce9" table:formula="of:=SUM([.E86:.F86])" office:value-type="float" office:value="0.15" calcext:value-type="float">
            <text:p>0,1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I. Act.</text:p>
          </table:table-cell>
          <table:table-cell table:style-name="ce4" office:value-type="string" calcext:value-type="string">
            <text:p>E. Act.</text:p>
          </table:table-cell>
          <table:table-cell table:style-name="ce4" office:value-type="string" calcext:value-type="string">
            <text:p>F. N. A.</text:p>
          </table:table-cell>
          <table:table-cell table:style-name="ce7" office:value-type="string" calcext:value-type="string">
            <text:p>FNAA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5" table:formula="of:=[.E78]/(1+[.$C$75])^[.D78]" office:value-type="float" office:value="-7.5" calcext:value-type="float">
            <text:p>-7,5</text:p>
          </table:table-cell>
          <table:table-cell table:style-name="ce5" table:formula="of:=[.G78]/(1+[.$C$75])^[.D78]" office:value-type="float" office:value="-7.5" calcext:value-type="float">
            <text:p>-7,5</text:p>
          </table:table-cell>
          <table:table-cell table:style-name="ce8" table:formula="of:=[.C89]" office:value-type="float" office:value="-7.5" calcext:value-type="float">
            <text:p>-7,5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5" table:formula="of:=[.E79]/(1+[.$C$75])^[.D79]" office:value-type="float" office:value="-12.7118644067797" calcext:value-type="float">
            <text:p>-12,7118644068</text:p>
          </table:table-cell>
          <table:table-cell table:style-name="ce5" table:formula="of:=[.G79]/(1+[.$C$75])^[.D79]" office:value-type="float" office:value="-12.7118644067797" calcext:value-type="float">
            <text:p>-12,7118644068</text:p>
          </table:table-cell>
          <table:table-cell table:style-name="ce8" table:formula="of:=[.D89]+[.C90]" office:value-type="float" office:value="-20.2118644067797" calcext:value-type="float">
            <text:p>-20,2118644068</text:p>
          </table:table-cell>
          <table:table-cell table:number-columns-repeated="6"/>
        </table:table-row>
        <table:table-row table:style-name="ro1">
          <table:table-cell table:style-name="ce2" table:formula="of:=[.F80]/(1+[.$C$75])^[.D80]" office:value-type="float" office:value="0.107727664464234" calcext:value-type="float">
            <text:p>0,1077276645</text:p>
          </table:table-cell>
          <table:table-cell table:style-name="ce5" table:formula="of:=[.E80]/(1+[.$C$75])^[.D80]" office:value-type="float" office:value="-5.38638322321172" calcext:value-type="float">
            <text:p>-5,3863832232</text:p>
          </table:table-cell>
          <table:table-cell table:style-name="ce5" table:formula="of:=[.G80]/(1+[.$C$75])^[.D80]" office:value-type="float" office:value="-5.27865555874749" calcext:value-type="float">
            <text:p>-5,2786555587</text:p>
          </table:table-cell>
          <table:table-cell table:style-name="ce8" table:formula="of:=[.D90]+[.C91]" office:value-type="float" office:value="-25.4905199655271" calcext:value-type="float">
            <text:p>-25,4905199655</text:p>
          </table:table-cell>
          <table:table-cell table:number-columns-repeated="6"/>
        </table:table-row>
        <table:table-row table:style-name="ro1">
          <table:table-cell table:style-name="ce2" table:formula="of:=[.F81]/(1+[.$C$75])^[.D81]" office:value-type="float" office:value="0.182589261803787" calcext:value-type="float">
            <text:p>0,1825892618</text:p>
          </table:table-cell>
          <table:table-cell table:style-name="ce5"/>
          <table:table-cell table:style-name="ce5" table:formula="of:=[.G81]/(1+[.$C$75])^[.D81]" office:value-type="float" office:value="0.182589261803787" calcext:value-type="float">
            <text:p>0,1825892618</text:p>
          </table:table-cell>
          <table:table-cell table:style-name="ce8" table:formula="of:=[.D91]+[.C92]" office:value-type="float" office:value="-25.3079307037234" calcext:value-type="float">
            <text:p>-25,3079307037</text:p>
          </table:table-cell>
          <table:table-cell table:number-columns-repeated="6"/>
        </table:table-row>
        <table:table-row table:style-name="ro1">
          <table:table-cell table:style-name="ce2" table:formula="of:=[.F82]/(1+[.$C$75])^[.D82]" office:value-type="float" office:value="0.154736662545582" calcext:value-type="float">
            <text:p>0,1547366625</text:p>
          </table:table-cell>
          <table:table-cell table:style-name="ce5"/>
          <table:table-cell table:style-name="ce5" table:formula="of:=[.G82]/(1+[.$C$75])^[.D82]" office:value-type="float" office:value="0.154736662545582" calcext:value-type="float">
            <text:p>0,1547366625</text:p>
          </table:table-cell>
          <table:table-cell table:style-name="ce8" table:formula="of:=[.D92]+[.C93]" office:value-type="float" office:value="-25.1531940411778" calcext:value-type="float">
            <text:p>-25,1531940412</text:p>
          </table:table-cell>
          <table:table-cell table:number-columns-repeated="6"/>
        </table:table-row>
        <table:table-row table:style-name="ro1">
          <table:table-cell table:style-name="ce2" table:formula="of:=[.F83]/(1+[.$C$75])^[.D83]" office:value-type="float" office:value="0.131132764869138" calcext:value-type="float">
            <text:p>0,1311327649</text:p>
          </table:table-cell>
          <table:table-cell table:style-name="ce5"/>
          <table:table-cell table:style-name="ce5" table:formula="of:=[.G83]/(1+[.$C$75])^[.D83]" office:value-type="float" office:value="0.131132764869138" calcext:value-type="float">
            <text:p>0,1311327649</text:p>
          </table:table-cell>
          <table:table-cell table:style-name="ce8" table:formula="of:=[.D93]+[.C94]" office:value-type="float" office:value="-25.0220612763086" calcext:value-type="float">
            <text:p>-25,0220612763</text:p>
          </table:table-cell>
          <table:table-cell table:number-columns-repeated="6"/>
        </table:table-row>
        <table:table-row table:style-name="ro1">
          <table:table-cell table:style-name="ce2" table:formula="of:=[.F84]/(1+[.$C$75])^[.D84]" office:value-type="float" office:value="0.111129461753506" calcext:value-type="float">
            <text:p>0,1111294618</text:p>
          </table:table-cell>
          <table:table-cell table:style-name="ce5"/>
          <table:table-cell table:style-name="ce5" table:formula="of:=[.G84]/(1+[.$C$75])^[.D84]" office:value-type="float" office:value="0.111129461753506" calcext:value-type="float">
            <text:p>0,1111294618</text:p>
          </table:table-cell>
          <table:table-cell table:style-name="ce8" table:formula="of:=[.D94]+[.C95]" office:value-type="float" office:value="-24.9109318145551" calcext:value-type="float">
            <text:p>-24,9109318146</text:p>
          </table:table-cell>
          <table:table-cell table:number-columns-repeated="6"/>
        </table:table-row>
        <table:table-row table:style-name="ro1">
          <table:table-cell table:style-name="ce3" table:formula="of:=[.F85]/(1+[.$C$75])^[.D85]" office:value-type="float" office:value="0.0941775099605987" calcext:value-type="float">
            <text:p>0,09417751</text:p>
          </table:table-cell>
          <table:table-cell table:style-name="ce6"/>
          <table:table-cell table:style-name="ce6" table:formula="of:=[.G85]/(1+[.$C$75])^[.D85]" office:value-type="float" office:value="0.0941775099605987" calcext:value-type="float">
            <text:p>0,09417751</text:p>
          </table:table-cell>
          <table:table-cell table:style-name="ce9" table:formula="of:=[.D95]+[.C96]" office:value-type="float" office:value="-24.8167543045945" calcext:value-type="float">
            <text:p>-24,8167543046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AN(18%)</text:p>
          </table:table-cell>
          <table:table-cell/>
          <table:table-cell table:formula="of:=SUM([.C89:.C96])" office:value-type="float" office:value="-24.8167543045945" calcext:value-type="float">
            <text:p>-24,8167543046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AI</text:p>
          </table:table-cell>
          <table:table-cell table:formula="of:=SUM([.F80:.F86])" office:value-type="float" office:value="1.8" calcext:value-type="float">
            <text:p>1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C</text:p>
          </table:table-cell>
          <table:table-cell table:formula="of:=ABS(SUM([.E78:.E80]))" office:value-type="float" office:value="30" calcext:value-type="float">
            <text:p>30</text:p>
          </table:table-cell>
          <table:table-cell/>
          <table:table-cell office:value-type="string" calcext:value-type="string">
            <text:p>RBC</text:p>
          </table:table-cell>
          <table:table-cell table:formula="of:=[.B100]/[.B101]" office:value-type="float" office:value="0.06" calcext:value-type="float">
            <text:p>0,06</text:p>
          </table:table-cell>
          <table:table-cell table:number-columns-repeated="5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Pavimento flexible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eríodo</text:p>
          </table:table-cell>
          <table:table-cell table:style-name="ce4" office:value-type="string" calcext:value-type="string">
            <text:p>Egresos</text:p>
          </table:table-cell>
          <table:table-cell table:style-name="ce4" office:value-type="string" calcext:value-type="string">
            <text:p>Ingresos</text:p>
          </table:table-cell>
          <table:table-cell table:style-name="ce4" office:value-type="string" calcext:value-type="string">
            <text:p>Momento</text:p>
          </table:table-cell>
          <table:table-cell table:style-name="ce4" office:value-type="string" calcext:value-type="string">
            <text:p>Egresos</text:p>
          </table:table-cell>
          <table:table-cell table:style-name="ce4" office:value-type="string" calcext:value-type="string">
            <text:p>Ingresos</text:p>
          </table:table-cell>
          <table:table-cell table:style-name="ce7" office:value-type="string" calcext:value-type="string">
            <text:p>Flujo N.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-10" calcext:value-type="float">
            <text:p>-1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[.B109]/2" office:value-type="float" office:value="-5" calcext:value-type="float">
            <text:p>-5</text:p>
          </table:table-cell>
          <table:table-cell table:style-name="ce5"/>
          <table:table-cell table:style-name="ce8" table:formula="of:=SUM([.E109:.F109])"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float" office:value="-10" calcext:value-type="float">
            <text:p>-1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formula="of:=[.B109]/2+[.B110]/2" office:value-type="float" office:value="-10" calcext:value-type="float">
            <text:p>-10</text:p>
          </table:table-cell>
          <table:table-cell table:style-name="ce5"/>
          <table:table-cell table:style-name="ce8" table:formula="of:=SUM([.E110:.F110])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B110]/2" office:value-type="float" office:value="-5" calcext:value-type="float">
            <text:p>-5</text:p>
          </table:table-cell>
          <table:table-cell table:style-name="ce5" table:formula="of:=[.C111]/2" office:value-type="float" office:value="0.5" calcext:value-type="float">
            <text:p>0,5</text:p>
          </table:table-cell>
          <table:table-cell table:style-name="ce8" table:formula="of:=SUM([.E111:.F111])" office:value-type="float" office:value="-4.5" calcext:value-type="float">
            <text:p>-4,5</text:p>
          </table:table-cell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table:formula="of:=[.C111]/2+[.C112]/2" office:value-type="float" office:value="1" calcext:value-type="float">
            <text:p>1</text:p>
          </table:table-cell>
          <table:table-cell table:style-name="ce8" table:formula="of:=SUM([.E112:.F11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table:formula="of:=[.C112]/2+[.C113]/2" office:value-type="float" office:value="1" calcext:value-type="float">
            <text:p>1</text:p>
          </table:table-cell>
          <table:table-cell table:style-name="ce8" table:formula="of:=SUM([.E113:.F11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table:formula="of:=[.C113]/2+[.C114]/2" office:value-type="float" office:value="1" calcext:value-type="float">
            <text:p>1</text:p>
          </table:table-cell>
          <table:table-cell table:style-name="ce8" table:formula="of:=SUM([.E114:.F11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table:formula="of:=[.C114]/2+[.C115]/2" office:value-type="float" office:value="1" calcext:value-type="float">
            <text:p>1</text:p>
          </table:table-cell>
          <table:table-cell table:style-name="ce8" table:formula="of:=SUM([.E115:.F11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table:formula="of:=[.C115]/2+[.C116]/2" office:value-type="float" office:value="1" calcext:value-type="float">
            <text:p>1</text:p>
          </table:table-cell>
          <table:table-cell table:style-name="ce8" table:formula="of:=SUM([.E116:.F11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6" table:number-columns-repeated="2"/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6" table:formula="of:=[.C116]/2" office:value-type="float" office:value="0.5" calcext:value-type="float">
            <text:p>0,5</text:p>
          </table:table-cell>
          <table:table-cell table:style-name="ce9" table:formula="of:=SUM([.E117:.F117])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I. Act.</text:p>
          </table:table-cell>
          <table:table-cell table:style-name="ce4" office:value-type="string" calcext:value-type="string">
            <text:p>E. Act.</text:p>
          </table:table-cell>
          <table:table-cell table:style-name="ce4" office:value-type="string" calcext:value-type="string">
            <text:p>F. N. A.</text:p>
          </table:table-cell>
          <table:table-cell table:style-name="ce7" office:value-type="string" calcext:value-type="string">
            <text:p>FNAA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5" table:formula="of:=[.E109]/(1+[.$C$75])^[.D109]" office:value-type="float" office:value="-5" calcext:value-type="float">
            <text:p>-5</text:p>
          </table:table-cell>
          <table:table-cell table:style-name="ce5" table:formula="of:=[.G109]/(1+[.$C$75])^[.D109]" office:value-type="float" office:value="-5" calcext:value-type="float">
            <text:p>-5</text:p>
          </table:table-cell>
          <table:table-cell table:style-name="ce8" table:formula="of:=[.C120]" office:value-type="float" office:value="-5" calcext:value-type="float">
            <text:p>-5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5" table:formula="of:=[.E110]/(1+[.$C$75])^[.D110]" office:value-type="float" office:value="-8.47457627118644" calcext:value-type="float">
            <text:p>-8,4745762712</text:p>
          </table:table-cell>
          <table:table-cell table:style-name="ce5" table:formula="of:=[.G110]/(1+[.$C$75])^[.D110]" office:value-type="float" office:value="-8.47457627118644" calcext:value-type="float">
            <text:p>-8,4745762712</text:p>
          </table:table-cell>
          <table:table-cell table:style-name="ce8" table:formula="of:=[.D120]+[.C121]" office:value-type="float" office:value="-13.4745762711864" calcext:value-type="float">
            <text:p>-13,4745762712</text:p>
          </table:table-cell>
          <table:table-cell table:number-columns-repeated="6"/>
        </table:table-row>
        <table:table-row table:style-name="ro1">
          <table:table-cell table:style-name="ce2" table:formula="of:=[.F111]/(1+[.$C$75])^[.D111]" office:value-type="float" office:value="0.359092214880781" calcext:value-type="float">
            <text:p>0,3590922149</text:p>
          </table:table-cell>
          <table:table-cell table:style-name="ce5" table:formula="of:=[.E111]/(1+[.$C$75])^[.D111]" office:value-type="float" office:value="-3.59092214880781" calcext:value-type="float">
            <text:p>-3,5909221488</text:p>
          </table:table-cell>
          <table:table-cell table:style-name="ce5" table:formula="of:=[.G111]/(1+[.$C$75])^[.D111]" office:value-type="float" office:value="-3.23182993392703" calcext:value-type="float">
            <text:p>-3,2318299339</text:p>
          </table:table-cell>
          <table:table-cell table:style-name="ce8" table:formula="of:=[.D121]+[.C122]" office:value-type="float" office:value="-16.7064062051135" calcext:value-type="float">
            <text:p>-16,7064062051</text:p>
          </table:table-cell>
          <table:table-cell table:number-columns-repeated="6"/>
        </table:table-row>
        <table:table-row table:style-name="ro1">
          <table:table-cell table:style-name="ce2" table:formula="of:=[.F112]/(1+[.$C$75])^[.D112]" office:value-type="float" office:value="0.608630872679291" calcext:value-type="float">
            <text:p>0,6086308727</text:p>
          </table:table-cell>
          <table:table-cell table:style-name="ce5"/>
          <table:table-cell table:style-name="ce5" table:formula="of:=[.G112]/(1+[.$C$75])^[.D112]" office:value-type="float" office:value="0.608630872679291" calcext:value-type="float">
            <text:p>0,6086308727</text:p>
          </table:table-cell>
          <table:table-cell table:style-name="ce8" table:formula="of:=[.D122]+[.C123]" office:value-type="float" office:value="-16.0977753324342" calcext:value-type="float">
            <text:p>-16,0977753324</text:p>
          </table:table-cell>
          <table:table-cell table:number-columns-repeated="6"/>
        </table:table-row>
        <table:table-row table:style-name="ro1">
          <table:table-cell table:style-name="ce2" table:formula="of:=[.F113]/(1+[.$C$75])^[.D113]" office:value-type="float" office:value="0.515788875151941" calcext:value-type="float">
            <text:p>0,5157888752</text:p>
          </table:table-cell>
          <table:table-cell table:style-name="ce5"/>
          <table:table-cell table:style-name="ce5" table:formula="of:=[.G113]/(1+[.$C$75])^[.D113]" office:value-type="float" office:value="0.515788875151941" calcext:value-type="float">
            <text:p>0,5157888752</text:p>
          </table:table-cell>
          <table:table-cell table:style-name="ce8" table:formula="of:=[.D123]+[.C124]" office:value-type="float" office:value="-15.5819864572822" calcext:value-type="float">
            <text:p>-15,5819864573</text:p>
          </table:table-cell>
          <table:table-cell table:number-columns-repeated="6"/>
        </table:table-row>
        <table:table-row table:style-name="ro1">
          <table:table-cell table:style-name="ce2" table:formula="of:=[.F114]/(1+[.$C$75])^[.D114]" office:value-type="float" office:value="0.437109216230459" calcext:value-type="float">
            <text:p>0,4371092162</text:p>
          </table:table-cell>
          <table:table-cell table:style-name="ce5"/>
          <table:table-cell table:style-name="ce5" table:formula="of:=[.G114]/(1+[.$C$75])^[.D114]" office:value-type="float" office:value="0.437109216230459" calcext:value-type="float">
            <text:p>0,4371092162</text:p>
          </table:table-cell>
          <table:table-cell table:style-name="ce8" table:formula="of:=[.D124]+[.C125]" office:value-type="float" office:value="-15.1448772410518" calcext:value-type="float">
            <text:p>-15,1448772411</text:p>
          </table:table-cell>
          <table:table-cell table:number-columns-repeated="6"/>
        </table:table-row>
        <table:table-row table:style-name="ro1">
          <table:table-cell table:style-name="ce2" table:formula="of:=[.F115]/(1+[.$C$75])^[.D115]" office:value-type="float" office:value="0.370431539178355" calcext:value-type="float">
            <text:p>0,3704315392</text:p>
          </table:table-cell>
          <table:table-cell table:style-name="ce5"/>
          <table:table-cell table:style-name="ce5" table:formula="of:=[.G115]/(1+[.$C$75])^[.D115]" office:value-type="float" office:value="0.370431539178355" calcext:value-type="float">
            <text:p>0,3704315392</text:p>
          </table:table-cell>
          <table:table-cell table:style-name="ce8" table:formula="of:=[.D125]+[.C126]" office:value-type="float" office:value="-14.7744457018734" calcext:value-type="float">
            <text:p>-14,7744457019</text:p>
          </table:table-cell>
          <table:table-cell table:number-columns-repeated="6"/>
        </table:table-row>
        <table:table-row table:style-name="ro1">
          <table:table-cell table:style-name="ce3" table:formula="of:=[.F116]/(1+[.$C$75])^[.D116]" office:value-type="float" office:value="0.313925033201996" calcext:value-type="float">
            <text:p>0,3139250332</text:p>
          </table:table-cell>
          <table:table-cell table:style-name="ce6"/>
          <table:table-cell table:style-name="ce6" table:formula="of:=[.G116]/(1+[.$C$75])^[.D116]" office:value-type="float" office:value="0.313925033201996" calcext:value-type="float">
            <text:p>0,3139250332</text:p>
          </table:table-cell>
          <table:table-cell table:style-name="ce9" table:formula="of:=[.D126]+[.C127]" office:value-type="float" office:value="-14.4605206686714" calcext:value-type="float">
            <text:p>-14,4605206687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AN(18%)</text:p>
          </table:table-cell>
          <table:table-cell/>
          <table:table-cell table:formula="of:=SUM([.C120:.C127])" office:value-type="float" office:value="-14.4605206686714" calcext:value-type="float">
            <text:p>-14,460520668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AI</text:p>
          </table:table-cell>
          <table:table-cell table:formula="of:=SUM([.F111:.F117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C</text:p>
          </table:table-cell>
          <table:table-cell table:formula="of:=ABS(SUM([.E109:.E111]))" office:value-type="float" office:value="20" calcext:value-type="float">
            <text:p>20</text:p>
          </table:table-cell>
          <table:table-cell/>
          <table:table-cell office:value-type="string" calcext:value-type="string">
            <text:p>RBC</text:p>
          </table:table-cell>
          <table:table-cell table:formula="of:=[.B131]/[.B132]" office:value-type="float" office:value="0.3" calcext:value-type="float">
            <text:p>0,3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irando los RBC, se puede decir que conviene el pavimento flexible por tener mejor relación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4)</text:p>
          </table:table-cell>
          <table:table-cell office:value-type="string" calcext:value-type="string">
            <text:p>COK</text:p>
          </table:table-cell>
          <table:table-cell office:value-type="float" office:value="0.2" calcext:value-type="float">
            <text:p>0,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eríodo</text:p>
          </table:table-cell>
          <table:table-cell table:style-name="ce4" office:value-type="string" calcext:value-type="string">
            <text:p>Egresos</text:p>
          </table:table-cell>
          <table:table-cell table:style-name="ce4" office:value-type="string" calcext:value-type="string">
            <text:p>Ingresos</text:p>
          </table:table-cell>
          <table:table-cell table:style-name="ce4" office:value-type="string" calcext:value-type="string">
            <text:p>Momento</text:p>
          </table:table-cell>
          <table:table-cell table:style-name="ce4" office:value-type="string" calcext:value-type="string">
            <text:p>Egresos</text:p>
          </table:table-cell>
          <table:table-cell table:style-name="ce4" office:value-type="string" calcext:value-type="string">
            <text:p>Ingresos</text:p>
          </table:table-cell>
          <table:table-cell table:style-name="ce7" office:value-type="string" calcext:value-type="string">
            <text:p>Flujo N.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table:formula="of:=-2/3*3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[.B138]/2" office:value-type="float" office:value="-1" calcext:value-type="float">
            <text:p>-1</text:p>
          </table:table-cell>
          <table:table-cell table:style-name="ce5"/>
          <table:table-cell table:style-name="ce8" table:formula="of:=SUM([.E138:.F138])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table:formula="of:=-1/3*3" office:value-type="float" office:value="-1" calcext:value-type="float">
            <text:p>-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formula="of:=[.B138]/2+[.B139]/2" office:value-type="float" office:value="-1.5" calcext:value-type="float">
            <text:p>-1,5</text:p>
          </table:table-cell>
          <table:table-cell table:style-name="ce5"/>
          <table:table-cell table:style-name="ce8" table:formula="of:=SUM([.E139:.F139])" office:value-type="float" office:value="-1.5" calcext:value-type="float">
            <text:p>-1,5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table:formula="of:=-0.25*[.C140]" office:value-type="float" office:value="-0.375" calcext:value-type="float">
            <text:p>-0,375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B139]/2+[.B140]/2" office:value-type="float" office:value="-0.6875" calcext:value-type="float">
            <text:p>-0,6875</text:p>
          </table:table-cell>
          <table:table-cell table:style-name="ce5" table:formula="of:=[.C140]/2" office:value-type="float" office:value="0.75" calcext:value-type="float">
            <text:p>0,75</text:p>
          </table:table-cell>
          <table:table-cell table:style-name="ce8" table:formula="of:=SUM([.E140:.F140])" office:value-type="float" office:value="0.0625" calcext:value-type="float">
            <text:p>0,0625</text:p>
          </table:table-cell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table:formula="of:=-0.25*[.C141]" office:value-type="float" office:value="-0.45" calcext:value-type="float">
            <text:p>-0,45</text:p>
          </table:table-cell>
          <table:table-cell table:style-name="ce5" table:formula="of:=[.C140]*1.2" office:value-type="float" office:value="1.8" calcext:value-type="float">
            <text:p>1,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B140]/2+[.B141]/2" office:value-type="float" office:value="-0.4125" calcext:value-type="float">
            <text:p>-0,4125</text:p>
          </table:table-cell>
          <table:table-cell table:style-name="ce5" table:formula="of:=[.C140]/2+[.C141]/2" office:value-type="float" office:value="1.65" calcext:value-type="float">
            <text:p>1,65</text:p>
          </table:table-cell>
          <table:table-cell table:style-name="ce8" table:formula="of:=SUM([.E141:.F141])" office:value-type="float" office:value="1.2375" calcext:value-type="float">
            <text:p>1,2375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table:formula="of:=-0.25*[.C142]" office:value-type="float" office:value="-0.54" calcext:value-type="float">
            <text:p>-0,54</text:p>
          </table:table-cell>
          <table:table-cell table:style-name="ce5" table:formula="of:=[.C141]*1.2" office:value-type="float" office:value="2.16" calcext:value-type="float">
            <text:p>2,1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B141]/2+[.B142]/2" office:value-type="float" office:value="-0.495" calcext:value-type="float">
            <text:p>-0,495</text:p>
          </table:table-cell>
          <table:table-cell table:style-name="ce5" table:formula="of:=[.C141]/2+[.C142]/2" office:value-type="float" office:value="1.98" calcext:value-type="float">
            <text:p>1,98</text:p>
          </table:table-cell>
          <table:table-cell table:style-name="ce8" table:formula="of:=SUM([.E142:.F142])" office:value-type="float" office:value="1.485" calcext:value-type="float">
            <text:p>1,485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table:formula="of:=-0.25*[.C143]" office:value-type="float" office:value="-0.648" calcext:value-type="float">
            <text:p>-0,648</text:p>
          </table:table-cell>
          <table:table-cell table:style-name="ce5" table:formula="of:=[.C142]*1.2" office:value-type="float" office:value="2.592" calcext:value-type="float">
            <text:p>2,592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.B142]/2+[.B143]/2" office:value-type="float" office:value="-0.594" calcext:value-type="float">
            <text:p>-0,594</text:p>
          </table:table-cell>
          <table:table-cell table:style-name="ce5" table:formula="of:=[.C142]/2+[.C143]/2" office:value-type="float" office:value="2.376" calcext:value-type="float">
            <text:p>2,376</text:p>
          </table:table-cell>
          <table:table-cell table:style-name="ce8" table:formula="of:=SUM([.E143:.F143])" office:value-type="float" office:value="1.782" calcext:value-type="float">
            <text:p>1,782</text:p>
          </table:table-cell>
          <table:table-cell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table:formula="of:=-0.25*[.C144]" office:value-type="float" office:value="-0.7776" calcext:value-type="float">
            <text:p>-0,7776</text:p>
          </table:table-cell>
          <table:table-cell table:style-name="ce5" table:formula="of:=[.C143]*1.2" office:value-type="float" office:value="3.1104" calcext:value-type="float">
            <text:p>3,1104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B143]/2+[.B144]/2" office:value-type="float" office:value="-0.7128" calcext:value-type="float">
            <text:p>-0,7128</text:p>
          </table:table-cell>
          <table:table-cell table:style-name="ce5" table:formula="of:=[.C143]/2+[.C144]/2" office:value-type="float" office:value="2.8512" calcext:value-type="float">
            <text:p>2,8512</text:p>
          </table:table-cell>
          <table:table-cell table:style-name="ce8" table:formula="of:=SUM([.E144:.F144])" office:value-type="float" office:value="2.1384" calcext:value-type="float">
            <text:p>2,1384</text:p>
          </table:table-cell>
          <table:table-cell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table:formula="of:=-0.25*[.C145]" office:value-type="float" office:value="-0.93312" calcext:value-type="float">
            <text:p>-0,93312</text:p>
          </table:table-cell>
          <table:table-cell table:style-name="ce5" table:formula="of:=[.C144]*1.2" office:value-type="float" office:value="3.73248" calcext:value-type="float">
            <text:p>3,73248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[.B144]/2+[.B145]/2" office:value-type="float" office:value="-0.85536" calcext:value-type="float">
            <text:p>-0,85536</text:p>
          </table:table-cell>
          <table:table-cell table:style-name="ce5" table:formula="of:=[.C144]/2+[.C145]/2" office:value-type="float" office:value="3.42144" calcext:value-type="float">
            <text:p>3,42144</text:p>
          </table:table-cell>
          <table:table-cell table:style-name="ce8" table:formula="of:=SUM([.E145:.F145])" office:value-type="float" office:value="2.56608" calcext:value-type="float">
            <text:p>2,56608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6" table:number-columns-repeated="2"/>
          <table:table-cell table:style-name="ce6" office:value-type="float" office:value="8" calcext:value-type="float">
            <text:p>8</text:p>
          </table:table-cell>
          <table:table-cell table:style-name="ce6" table:formula="of:=[.B145]/2" office:value-type="float" office:value="-0.46656" calcext:value-type="float">
            <text:p>-0,46656</text:p>
          </table:table-cell>
          <table:table-cell table:style-name="ce6" table:formula="of:=[.C145]/2" office:value-type="float" office:value="1.86624" calcext:value-type="float">
            <text:p>1,86624</text:p>
          </table:table-cell>
          <table:table-cell table:style-name="ce9" table:formula="of:=SUM([.E146:.F146])" office:value-type="float" office:value="1.39968" calcext:value-type="float">
            <text:p>1,3996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I. Act.</text:p>
          </table:table-cell>
          <table:table-cell table:style-name="ce4" office:value-type="string" calcext:value-type="string">
            <text:p>E. Act.</text:p>
          </table:table-cell>
          <table:table-cell table:style-name="ce4" office:value-type="string" calcext:value-type="string">
            <text:p>F. N. A.</text:p>
          </table:table-cell>
          <table:table-cell table:style-name="ce7" office:value-type="string" calcext:value-type="string">
            <text:p>FNAA</text:p>
          </table:table-cell>
          <table:table-cell/>
          <table:table-cell office:value-type="string" calcext:value-type="string">
            <text:p>VAN(20%)</text:p>
          </table:table-cell>
          <table:table-cell/>
          <table:table-cell table:formula="of:=SUM([.C149:.C157])" office:value-type="float" office:value="1.69965277777778" calcext:value-type="float">
            <text:p>1,6996527778</text:p>
          </table:table-cell>
          <table:table-cell office:value-type="string" calcext:value-type="string">
            <text:p>&gt;0</text:p>
          </table:table-cell>
          <table:table-cell/>
        </table:table-row>
        <table:table-row table:style-name="ro1">
          <table:table-cell table:style-name="ce2"/>
          <table:table-cell table:style-name="ce5" table:formula="of:=[.E138]/(1+[.$C$136])^[.D138]" office:value-type="float" office:value="-1" calcext:value-type="float">
            <text:p>-1</text:p>
          </table:table-cell>
          <table:table-cell table:style-name="ce5" table:formula="of:=[.G138]/(1+[.$C$136])^[.D138]" office:value-type="float" office:value="-1" calcext:value-type="float">
            <text:p>-1</text:p>
          </table:table-cell>
          <table:table-cell table:style-name="ce8" table:formula="of:=[.C149]" office:value-type="float" office:value="-1" calcext:value-type="float">
            <text:p>-1</text:p>
          </table:table-cell>
          <table:table-cell/>
          <table:table-cell office:value-type="string" calcext:value-type="string">
            <text:p>Aceptar el proyecto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5" table:formula="of:=[.E139]/(1+[.$C$136])^[.D139]" office:value-type="float" office:value="-1.25" calcext:value-type="float">
            <text:p>-1,25</text:p>
          </table:table-cell>
          <table:table-cell table:style-name="ce5" table:formula="of:=[.G139]/(1+[.$C$136])^[.D139]" office:value-type="float" office:value="-1.25" calcext:value-type="float">
            <text:p>-1,25</text:p>
          </table:table-cell>
          <table:table-cell table:style-name="ce8" table:formula="of:=[.D149]+[.C150]" office:value-type="float" office:value="-2.25" calcext:value-type="float">
            <text:p>-2,25</text:p>
          </table:table-cell>
          <table:table-cell table:number-columns-repeated="6"/>
        </table:table-row>
        <table:table-row table:style-name="ro1">
          <table:table-cell table:style-name="ce2" table:formula="of:=[.F140]/(1+[.$C$136])^[.D140]" office:value-type="float" office:value="0.520833333333333" calcext:value-type="float">
            <text:p>0,5208333333</text:p>
          </table:table-cell>
          <table:table-cell table:style-name="ce5" table:formula="of:=[.E140]/(1+[.$C$136])^[.D140]" office:value-type="float" office:value="-0.477430555555556" calcext:value-type="float">
            <text:p>-0,4774305556</text:p>
          </table:table-cell>
          <table:table-cell table:style-name="ce5" table:formula="of:=[.G140]/(1+[.$C$136])^[.D140]" office:value-type="float" office:value="0.0434027777777778" calcext:value-type="float">
            <text:p>0,0434027778</text:p>
          </table:table-cell>
          <table:table-cell table:style-name="ce8" table:formula="of:=[.D150]+[.C151]" office:value-type="float" office:value="-2.20659722222222" calcext:value-type="float">
            <text:p>-2,2065972222</text:p>
          </table:table-cell>
          <table:table-cell/>
          <table:table-cell office:value-type="string" calcext:value-type="string">
            <text:p>TIR entre 30% y 40%</text:p>
          </table:table-cell>
          <table:table-cell table:number-columns-repeated="4"/>
        </table:table-row>
        <table:table-row table:style-name="ro1">
          <table:table-cell table:style-name="ce2" table:formula="of:=[.F141]/(1+[.$C$136])^[.D141]" office:value-type="float" office:value="0.954861111111111" calcext:value-type="float">
            <text:p>0,9548611111</text:p>
          </table:table-cell>
          <table:table-cell table:style-name="ce5" table:formula="of:=[.E141]/(1+[.$C$136])^[.D141]" office:value-type="float" office:value="-0.238715277777778" calcext:value-type="float">
            <text:p>-0,2387152778</text:p>
          </table:table-cell>
          <table:table-cell table:style-name="ce5" table:formula="of:=[.G141]/(1+[.$C$136])^[.D141]" office:value-type="float" office:value="0.716145833333333" calcext:value-type="float">
            <text:p>0,7161458333</text:p>
          </table:table-cell>
          <table:table-cell table:style-name="ce8" table:formula="of:=[.D151]+[.C152]" office:value-type="float" office:value="-1.49045138888889" calcext:value-type="float">
            <text:p>-1,4904513889</text:p>
          </table:table-cell>
          <table:table-cell/>
          <table:table-cell office:value-type="string" calcext:value-type="string">
            <text:p>TIR&gt;COK</text:p>
          </table:table-cell>
          <table:table-cell table:number-columns-repeated="4"/>
        </table:table-row>
        <table:table-row table:style-name="ro1">
          <table:table-cell table:style-name="ce2" table:formula="of:=[.F142]/(1+[.$C$136])^[.D142]" office:value-type="float" office:value="0.954861111111111" calcext:value-type="float">
            <text:p>0,9548611111</text:p>
          </table:table-cell>
          <table:table-cell table:style-name="ce5" table:formula="of:=[.E142]/(1+[.$C$136])^[.D142]" office:value-type="float" office:value="-0.238715277777778" calcext:value-type="float">
            <text:p>-0,2387152778</text:p>
          </table:table-cell>
          <table:table-cell table:style-name="ce5" table:formula="of:=[.G142]/(1+[.$C$136])^[.D142]" office:value-type="float" office:value="0.716145833333333" calcext:value-type="float">
            <text:p>0,7161458333</text:p>
          </table:table-cell>
          <table:table-cell table:style-name="ce8" table:formula="of:=[.D152]+[.C153]" office:value-type="float" office:value="-0.774305555555556" calcext:value-type="float">
            <text:p>-0,7743055556</text:p>
          </table:table-cell>
          <table:table-cell/>
          <table:table-cell office:value-type="string" calcext:value-type="string">
            <text:p>Aceptar el proyecto</text:p>
          </table:table-cell>
          <table:table-cell table:number-columns-repeated="4"/>
        </table:table-row>
        <table:table-row table:style-name="ro1">
          <table:table-cell table:style-name="ce2" table:formula="of:=[.F143]/(1+[.$C$136])^[.D143]" office:value-type="float" office:value="0.954861111111111" calcext:value-type="float">
            <text:p>0,9548611111</text:p>
          </table:table-cell>
          <table:table-cell table:style-name="ce5" table:formula="of:=[.E143]/(1+[.$C$136])^[.D143]" office:value-type="float" office:value="-0.238715277777778" calcext:value-type="float">
            <text:p>-0,2387152778</text:p>
          </table:table-cell>
          <table:table-cell table:style-name="ce5" table:formula="of:=[.G143]/(1+[.$C$136])^[.D143]" office:value-type="float" office:value="0.716145833333333" calcext:value-type="float">
            <text:p>0,7161458333</text:p>
          </table:table-cell>
          <table:table-cell table:style-name="ce8" table:formula="of:=[.D153]+[.C154]" office:value-type="float" office:value="-0.0581597222222222" calcext:value-type="float">
            <text:p>-0,0581597222</text:p>
          </table:table-cell>
          <table:table-cell table:number-columns-repeated="6"/>
        </table:table-row>
        <table:table-row table:style-name="ro1">
          <table:table-cell table:style-name="ce2" table:formula="of:=[.F144]/(1+[.$C$136])^[.D144]" office:value-type="float" office:value="0.954861111111111" calcext:value-type="float">
            <text:p>0,9548611111</text:p>
          </table:table-cell>
          <table:table-cell table:style-name="ce5" table:formula="of:=[.E144]/(1+[.$C$136])^[.D144]" office:value-type="float" office:value="-0.238715277777778" calcext:value-type="float">
            <text:p>-0,2387152778</text:p>
          </table:table-cell>
          <table:table-cell table:style-name="ce5" table:formula="of:=[.G144]/(1+[.$C$136])^[.D144]" office:value-type="float" office:value="0.716145833333334" calcext:value-type="float">
            <text:p>0,7161458333</text:p>
          </table:table-cell>
          <table:table-cell table:style-name="ce8" table:formula="of:=[.D154]+[.C155]" office:value-type="float" office:value="0.657986111111111" calcext:value-type="float">
            <text:p>0,6579861111</text:p>
          </table:table-cell>
          <table:table-cell/>
          <table:table-cell office:value-type="string" calcext:value-type="string">
            <text:p>VAI</text:p>
          </table:table-cell>
          <table:table-cell table:formula="of:=SUM([.A151:.A157])" office:value-type="float" office:value="5.72916666666667" calcext:value-type="float">
            <text:p>5,7291666667</text:p>
          </table:table-cell>
          <table:table-cell table:number-columns-repeated="3"/>
        </table:table-row>
        <table:table-row table:style-name="ro1">
          <table:table-cell table:style-name="ce2" table:formula="of:=[.F145]/(1+[.$C$136])^[.D145]" office:value-type="float" office:value="0.954861111111111" calcext:value-type="float">
            <text:p>0,9548611111</text:p>
          </table:table-cell>
          <table:table-cell table:style-name="ce5" table:formula="of:=[.E145]/(1+[.$C$136])^[.D145]" office:value-type="float" office:value="-0.238715277777778" calcext:value-type="float">
            <text:p>-0,2387152778</text:p>
          </table:table-cell>
          <table:table-cell table:style-name="ce5" table:formula="of:=[.G145]/(1+[.$C$136])^[.D145]" office:value-type="float" office:value="0.716145833333333" calcext:value-type="float">
            <text:p>0,7161458333</text:p>
          </table:table-cell>
          <table:table-cell table:style-name="ce8"/>
          <table:table-cell/>
          <table:table-cell office:value-type="string" calcext:value-type="string">
            <text:p>VAC</text:p>
          </table:table-cell>
          <table:table-cell table:formula="of:=ABS(SUM([.B149:.B157]))" office:value-type="float" office:value="4.02951388888889" calcext:value-type="float">
            <text:p>4,0295138889</text:p>
          </table:table-cell>
          <table:table-cell table:number-columns-repeated="3"/>
        </table:table-row>
        <table:table-row table:style-name="ro1">
          <table:table-cell table:style-name="ce3" table:formula="of:=[.F146]/(1+[.$C$136])^[.D146]" office:value-type="float" office:value="0.434027777777778" calcext:value-type="float">
            <text:p>0,4340277778</text:p>
          </table:table-cell>
          <table:table-cell table:style-name="ce6" table:formula="of:=[.E146]/(1+[.$C$136])^[.D146]" office:value-type="float" office:value="-0.108506944444444" calcext:value-type="float">
            <text:p>-0,1085069444</text:p>
          </table:table-cell>
          <table:table-cell table:style-name="ce6" table:formula="of:=[.G146]/(1+[.$C$136])^[.D146]" office:value-type="float" office:value="0.325520833333333" calcext:value-type="float">
            <text:p>0,3255208333</text:p>
          </table:table-cell>
          <table:table-cell table:style-name="ce9"/>
          <table:table-cell/>
          <table:table-cell office:value-type="string" calcext:value-type="string">
            <text:p>RBC</text:p>
          </table:table-cell>
          <table:table-cell table:formula="of:=[.G155]/[.G156]" office:value-type="float" office:value="1.4218009478673" calcext:value-type="float">
            <text:p>1,4218009479</text:p>
          </table:table-cell>
          <table:table-cell office:value-type="string" calcext:value-type="string">
            <text:p>&gt;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VAI&gt;VAC</text:p>
          </table:table-cell>
          <table:table-cell/>
          <table:table-cell office:value-type="string" calcext:value-type="string">
            <text:p>Rentabl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RC</text:p>
          </table:table-cell>
          <table:table-cell office:value-type="string" calcext:value-type="string">
            <text:p>Período 6</text:p>
          </table:table-cell>
          <table:table-cell table:number-columns-repeated="3"/>
        </table:table-row>
      </table:table>
      <table:table table:name="Hoja2" table:style-name="ta1">
        <table:table-column table:style-name="co5" table:default-cell-style-name="Default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1)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eríod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resos</text:p>
          </table:table-cell>
          <table:table-cell office:value-type="float" office:value="-1500000" calcext:value-type="float">
            <text:p>-15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gresos</text:p>
          </table:table-cell>
          <table:table-cell/>
          <table:table-cell office:value-type="float" office:value="700000" calcext:value-type="float">
            <text:p>700000</text:p>
          </table:table-cell>
          <table:table-cell table:formula="of:=1.2*[.C5]" office:value-type="float" office:value="840000" calcext:value-type="float">
            <text:p>840000</text:p>
          </table:table-cell>
          <table:table-cell table:formula="of:=1.2*[.D5]" office:value-type="float" office:value="1008000" calcext:value-type="float">
            <text:p>1008000</text:p>
          </table:table-cell>
          <table:table-cell table:formula="of:=1.2*[.E5]" office:value-type="float" office:value="1209600" calcext:value-type="float">
            <text:p>1209600</text:p>
          </table:table-cell>
          <table:table-cell table:formula="of:=1.2*[.F5]" office:value-type="float" office:value="1451520" calcext:value-type="float">
            <text:p>145152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m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resos</text:p>
          </table:table-cell>
          <table:table-cell table:formula="of:=[.B4]/2" office:value-type="float" office:value="-750000" calcext:value-type="float">
            <text:p>-750000</text:p>
          </table:table-cell>
          <table:table-cell table:formula="of:=[.B4]/2" office:value-type="float" office:value="-750000" calcext:value-type="float">
            <text:p>-75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gresos</text:p>
          </table:table-cell>
          <table:table-cell/>
          <table:table-cell table:formula="of:=[.C5]/2" office:value-type="float" office:value="350000" calcext:value-type="float">
            <text:p>350000</text:p>
          </table:table-cell>
          <table:table-cell table:formula="of:=[.C5]/2+[.D5]/2" office:value-type="float" office:value="770000" calcext:value-type="float">
            <text:p>770000</text:p>
          </table:table-cell>
          <table:table-cell table:formula="of:=[.D5]/2+[.E5]/2" office:value-type="float" office:value="924000" calcext:value-type="float">
            <text:p>924000</text:p>
          </table:table-cell>
          <table:table-cell table:formula="of:=[.E5]/2+[.F5]/2" office:value-type="float" office:value="1108800" calcext:value-type="float">
            <text:p>1108800</text:p>
          </table:table-cell>
          <table:table-cell table:formula="of:=[.F5]/2+[.G5]/2" office:value-type="float" office:value="1330560" calcext:value-type="float">
            <text:p>1330560</text:p>
          </table:table-cell>
          <table:table-cell table:formula="of:=[.G5]/2" office:value-type="float" office:value="725760" calcext:value-type="float">
            <text:p>725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jo neto</text:p>
          </table:table-cell>
          <table:table-cell table:formula="of:=SUM([.B8:.B9])" office:value-type="float" office:value="-750000" calcext:value-type="float">
            <text:p>-750000</text:p>
          </table:table-cell>
          <table:table-cell table:formula="of:=SUM([.C8:.C9])" office:value-type="float" office:value="-400000" calcext:value-type="float">
            <text:p>-400000</text:p>
          </table:table-cell>
          <table:table-cell table:formula="of:=SUM([.D8:.D9])" office:value-type="float" office:value="770000" calcext:value-type="float">
            <text:p>770000</text:p>
          </table:table-cell>
          <table:table-cell table:formula="of:=SUM([.E8:.E9])" office:value-type="float" office:value="924000" calcext:value-type="float">
            <text:p>924000</text:p>
          </table:table-cell>
          <table:table-cell table:formula="of:=SUM([.F8:.F9])" office:value-type="float" office:value="1108800" calcext:value-type="float">
            <text:p>1108800</text:p>
          </table:table-cell>
          <table:table-cell table:formula="of:=SUM([.G8:.G9])" office:value-type="float" office:value="1330560" calcext:value-type="float">
            <text:p>1330560</text:p>
          </table:table-cell>
          <table:table-cell table:formula="of:=SUM([.H8:.H9])" office:value-type="float" office:value="725760" calcext:value-type="float">
            <text:p>72576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g. Act.</text:p>
          </table:table-cell>
          <table:table-cell/>
          <table:table-cell table:formula="of:=[.C9]/(1+[.$B$1])^[.C7]" office:value-type="float" office:value="291666.666666667" calcext:value-type="float">
            <text:p>291666,666666667</text:p>
          </table:table-cell>
          <table:table-cell table:formula="of:=[.D9]/(1+[.$B$1])^[.D7]" office:value-type="float" office:value="534722.222222222" calcext:value-type="float">
            <text:p>534722,222222222</text:p>
          </table:table-cell>
          <table:table-cell table:formula="of:=[.E9]/(1+[.$B$1])^[.E7]" office:value-type="float" office:value="534722.222222222" calcext:value-type="float">
            <text:p>534722,222222222</text:p>
          </table:table-cell>
          <table:table-cell table:formula="of:=[.F9]/(1+[.$B$1])^[.F7]" office:value-type="float" office:value="534722.222222222" calcext:value-type="float">
            <text:p>534722,222222222</text:p>
          </table:table-cell>
          <table:table-cell table:formula="of:=[.G9]/(1+[.$B$1])^[.G7]" office:value-type="float" office:value="534722.222222222" calcext:value-type="float">
            <text:p>534722,222222222</text:p>
          </table:table-cell>
          <table:table-cell table:formula="of:=[.H9]/(1+[.$B$1])^[.H7]" office:value-type="float" office:value="243055.555555556" calcext:value-type="float">
            <text:p>243055,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r. Act.</text:p>
          </table:table-cell>
          <table:table-cell table:formula="of:=[.B8]/(1+[.$B$1])^[.B7]" office:value-type="float" office:value="-750000" calcext:value-type="float">
            <text:p>-750000</text:p>
          </table:table-cell>
          <table:table-cell table:formula="of:=[.C8]/(1+[.$B$1])^[.C7]" office:value-type="float" office:value="-625000" calcext:value-type="float">
            <text:p>-625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ujo neto Act.</text:p>
          </table:table-cell>
          <table:table-cell table:formula="of:=[.B10]/(1+[.$B$1])^[.B7]" office:value-type="float" office:value="-750000" calcext:value-type="float">
            <text:p>-750000</text:p>
          </table:table-cell>
          <table:table-cell table:formula="of:=[.C10]/(1+[.$B$1])^[.C7]" office:value-type="float" office:value="-333333.333333333" calcext:value-type="float">
            <text:p>-333333,333333333</text:p>
          </table:table-cell>
          <table:table-cell table:formula="of:=[.D10]/(1+[.$B$1])^[.D7]" office:value-type="float" office:value="534722.222222222" calcext:value-type="float">
            <text:p>534722,222222222</text:p>
          </table:table-cell>
          <table:table-cell table:formula="of:=[.E10]/(1+[.$B$1])^[.E7]" office:value-type="float" office:value="534722.222222222" calcext:value-type="float">
            <text:p>534722,222222222</text:p>
          </table:table-cell>
          <table:table-cell table:formula="of:=[.F10]/(1+[.$B$1])^[.F7]" office:value-type="float" office:value="534722.222222222" calcext:value-type="float">
            <text:p>534722,222222222</text:p>
          </table:table-cell>
          <table:table-cell table:formula="of:=[.G10]/(1+[.$B$1])^[.G7]" office:value-type="float" office:value="534722.222222222" calcext:value-type="float">
            <text:p>534722,222222222</text:p>
          </table:table-cell>
          <table:table-cell table:formula="of:=[.H10]/(1+[.$B$1])^[.H7]" office:value-type="float" office:value="243055.555555556" calcext:value-type="float">
            <text:p>243055,55555555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AN(20%)</text:p>
          </table:table-cell>
          <table:table-cell table:formula="of:=SUM([.B14:.H14])" office:value-type="float" office:value="1298611.11111111" calcext:value-type="float">
            <text:p>1298611,11111111</text:p>
          </table:table-cell>
          <table:table-cell office:value-type="string" calcext:value-type="string">
            <text:p>&gt;0</text:p>
          </table:table-cell>
          <table:table-cell office:value-type="string" calcext:value-type="string">
            <text:p>VAI&gt;VAE</text:p>
          </table:table-cell>
          <table:table-cell office:value-type="string" calcext:value-type="string">
            <text:p>Aceptar el proyecto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IR entre 52% y 53%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AI</text:p>
          </table:table-cell>
          <table:table-cell table:formula="of:=SUM([.B12:.H12])" office:value-type="float" office:value="2673611.11111111" calcext:value-type="float">
            <text:p>2673611,111111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E</text:p>
          </table:table-cell>
          <table:table-cell table:formula="of:=SUM([.B13:.C13])" office:value-type="float" office:value="-1375000" calcext:value-type="float">
            <text:p>-137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BC</text:p>
          </table:table-cell>
          <table:table-cell table:formula="of:=[.B20]/ABS([.B21])" office:value-type="float" office:value="1.94444444444444" calcext:value-type="float">
            <text:p>1,9444444444</text:p>
          </table:table-cell>
          <table:table-cell office:value-type="string" calcext:value-type="string">
            <text:p>&gt;1</text:p>
          </table:table-cell>
          <table:table-cell office:value-type="string" calcext:value-type="string">
            <text:p>VAI&gt;VAE</text:p>
          </table:table-cell>
          <table:table-cell office:value-type="string" calcext:value-type="string">
            <text:p>Es rentable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NA Acum.</text:p>
          </table:table-cell>
          <table:table-cell table:formula="of:=[.B14]" office:value-type="float" office:value="-750000" calcext:value-type="float">
            <text:p>-750000</text:p>
          </table:table-cell>
          <table:table-cell table:formula="of:=[.B24]+[.C14]" office:value-type="float" office:value="-1083333.33333333" calcext:value-type="float">
            <text:p>-1083333,33333333</text:p>
          </table:table-cell>
          <table:table-cell table:formula="of:=[.C24]+[.D14]" office:value-type="float" office:value="-548611.111111111" calcext:value-type="float">
            <text:p>-548611,111111111</text:p>
          </table:table-cell>
          <table:table-cell table:style-name="ce11" table:formula="of:=[.D24]+[.E14]" office:value-type="float" office:value="-13888.888888889" calcext:value-type="float">
            <text:p>-13888,888888889</text:p>
          </table:table-cell>
          <table:table-cell table:style-name="ce11" table:formula="of:=[.E24]+[.F14]" office:value-type="float" office:value="520833.333333333" calcext:value-type="float">
            <text:p>520833,3333333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RC</text:p>
          </table:table-cell>
          <table:table-cell office:value-type="string" calcext:value-type="string">
            <text:p>Período 4</text:p>
          </table:table-cell>
          <table:table-cell table:number-columns-repeated="4"/>
        </table:table-row>
        <table:table-row table:style-name="ro1">
          <table:table-cell table:style-name="ce10" table:number-columns-repeated="8"/>
          <table:table-cell table:number-columns-repeated="2"/>
        </table:table-row>
        <table:table-row table:style-name="ro1">
          <table:table-cell office:value-type="string" calcext:value-type="string">
            <text:p>2)</text:p>
          </table:table-cell>
          <table:table-cell office:value-type="float" office:value="0.24" calcext:value-type="float">
            <text:p>0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íod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resos</text:p>
          </table:table-cell>
          <table:table-cell office:value-type="float" office:value="-1200" calcext:value-type="float">
            <text:p>-1200</text:p>
          </table:table-cell>
          <table:table-cell office:value-type="float" office:value="-2500" calcext:value-type="float">
            <text:p>-2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gresos</text:p>
          </table:table-cell>
          <table:table-cell table:number-columns-repeated="2"/>
          <table:table-cell table:number-columns-repeated="5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m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gresos</text:p>
          </table:table-cell>
          <table:table-cell table:formula="of:=[.B30]/2" office:value-type="float" office:value="-600" calcext:value-type="float">
            <text:p>-600</text:p>
          </table:table-cell>
          <table:table-cell table:formula="of:=[.B30]/2+[.C30]/2" office:value-type="float" office:value="-1850" calcext:value-type="float">
            <text:p>-1850</text:p>
          </table:table-cell>
          <table:table-cell table:formula="of:=[.C30]/2" office:value-type="float" office:value="-1250" calcext:value-type="float">
            <text:p>-12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gresos</text:p>
          </table:table-cell>
          <table:table-cell table:number-columns-repeated="2"/>
          <table:table-cell table:formula="of:=[.D31]/2" office:value-type="float" office:value="500" calcext:value-type="float">
            <text:p>500</text:p>
          </table:table-cell>
          <table:table-cell table:formula="of:=[.D31]/2+[.E31]/2" office:value-type="float" office:value="1000" calcext:value-type="float">
            <text:p>1000</text:p>
          </table:table-cell>
          <table:table-cell table:formula="of:=[.E31]/2+[.F31]/2" office:value-type="float" office:value="1000" calcext:value-type="float">
            <text:p>1000</text:p>
          </table:table-cell>
          <table:table-cell table:formula="of:=[.F31]/2+[.G31]/2" office:value-type="float" office:value="1000" calcext:value-type="float">
            <text:p>1000</text:p>
          </table:table-cell>
          <table:table-cell table:formula="of:=[.G31]/2+[.H31]/2" office:value-type="float" office:value="1000" calcext:value-type="float">
            <text:p>1000</text:p>
          </table:table-cell>
          <table:table-cell table:formula="of:=[.H31]/2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Flujo neto</text:p>
          </table:table-cell>
          <table:table-cell table:formula="of:=SUM([.B34:.B35])" office:value-type="float" office:value="-600" calcext:value-type="float">
            <text:p>-600</text:p>
          </table:table-cell>
          <table:table-cell table:formula="of:=SUM([.C34:.C35])" office:value-type="float" office:value="-1850" calcext:value-type="float">
            <text:p>-1850</text:p>
          </table:table-cell>
          <table:table-cell table:formula="of:=SUM([.D34:.D35])" office:value-type="float" office:value="-750" calcext:value-type="float">
            <text:p>-750</text:p>
          </table:table-cell>
          <table:table-cell table:formula="of:=SUM([.E34:.E35])" office:value-type="float" office:value="1000" calcext:value-type="float">
            <text:p>1000</text:p>
          </table:table-cell>
          <table:table-cell table:formula="of:=SUM([.F34:.F35])" office:value-type="float" office:value="1000" calcext:value-type="float">
            <text:p>1000</text:p>
          </table:table-cell>
          <table:table-cell table:formula="of:=SUM([.G34:.G35])" office:value-type="float" office:value="1000" calcext:value-type="float">
            <text:p>1000</text:p>
          </table:table-cell>
          <table:table-cell table:formula="of:=SUM([.H34:.H35])" office:value-type="float" office:value="1000" calcext:value-type="float">
            <text:p>1000</text:p>
          </table:table-cell>
          <table:table-cell table:formula="of:=SUM([.I34:.I35])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gresos Act.</text:p>
          </table:table-cell>
          <table:table-cell table:formula="of:=[.B34]/(1+[.$B$27])^[.B33]" office:value-type="float" office:value="-600" calcext:value-type="float">
            <text:p>-600</text:p>
          </table:table-cell>
          <table:table-cell table:formula="of:=[.C34]/(1+[.$B$27])^[.C33]" office:value-type="float" office:value="-1491.93548387097" calcext:value-type="float">
            <text:p>-1491,935483871</text:p>
          </table:table-cell>
          <table:table-cell table:formula="of:=[.D34]/(1+[.$B$27])^[.D33]" office:value-type="float" office:value="-812.955254942768" calcext:value-type="float">
            <text:p>-812,95525494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gresos Act.</text:p>
          </table:table-cell>
          <table:table-cell table:number-columns-repeated="2"/>
          <table:table-cell table:formula="of:=[.D35]/(1+[.$B$27])^[.D33]" office:value-type="float" office:value="325.182101977107" calcext:value-type="float">
            <text:p>325,1821019771</text:p>
          </table:table-cell>
          <table:table-cell table:formula="of:=[.E35]/(1+[.$B$27])^[.E33]" office:value-type="float" office:value="524.487261253399" calcext:value-type="float">
            <text:p>524,4872612534</text:p>
          </table:table-cell>
          <table:table-cell table:formula="of:=[.F35]/(1+[.$B$27])^[.F33]" office:value-type="float" office:value="422.973597784999" calcext:value-type="float">
            <text:p>422,973597785</text:p>
          </table:table-cell>
          <table:table-cell table:formula="of:=[.G35]/(1+[.$B$27])^[.G33]" office:value-type="float" office:value="341.107740149193" calcext:value-type="float">
            <text:p>341,1077401492</text:p>
          </table:table-cell>
          <table:table-cell table:formula="of:=[.H35]/(1+[.$B$27])^[.H33]" office:value-type="float" office:value="275.086887217091" calcext:value-type="float">
            <text:p>275,0868872171</text:p>
          </table:table-cell>
          <table:table-cell table:formula="of:=[.I35]/(1+[.$B$27])^[.I33]" office:value-type="float" office:value="110.922131942375" calcext:value-type="float">
            <text:p>110,9221319424</text:p>
          </table:table-cell>
          <table:table-cell/>
        </table:table-row>
        <table:table-row table:style-name="ro1">
          <table:table-cell office:value-type="string" calcext:value-type="string">
            <text:p>Flujo neto Act.</text:p>
          </table:table-cell>
          <table:table-cell table:formula="of:=[.B36]/(1+[.$B$27])^[.B33]" office:value-type="float" office:value="-600" calcext:value-type="float">
            <text:p>-600</text:p>
          </table:table-cell>
          <table:table-cell table:formula="of:=[.C36]/(1+[.$B$27])^[.C33]" office:value-type="float" office:value="-1491.93548387097" calcext:value-type="float">
            <text:p>-1491,935483871</text:p>
          </table:table-cell>
          <table:table-cell table:formula="of:=[.D36]/(1+[.$B$27])^[.D33]" office:value-type="float" office:value="-487.773152965661" calcext:value-type="float">
            <text:p>-487,7731529657</text:p>
          </table:table-cell>
          <table:table-cell table:formula="of:=[.E36]/(1+[.$B$27])^[.E33]" office:value-type="float" office:value="524.487261253399" calcext:value-type="float">
            <text:p>524,4872612534</text:p>
          </table:table-cell>
          <table:table-cell table:formula="of:=[.F36]/(1+[.$B$27])^[.F33]" office:value-type="float" office:value="422.973597784999" calcext:value-type="float">
            <text:p>422,973597785</text:p>
          </table:table-cell>
          <table:table-cell table:formula="of:=[.G36]/(1+[.$B$27])^[.G33]" office:value-type="float" office:value="341.107740149193" calcext:value-type="float">
            <text:p>341,1077401492</text:p>
          </table:table-cell>
          <table:table-cell table:formula="of:=[.H36]/(1+[.$B$27])^[.H33]" office:value-type="float" office:value="275.086887217091" calcext:value-type="float">
            <text:p>275,0868872171</text:p>
          </table:table-cell>
          <table:table-cell table:formula="of:=[.I36]/(1+[.$B$27])^[.I33]" office:value-type="float" office:value="110.922131942375" calcext:value-type="float">
            <text:p>110,922131942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AN(24%)</text:p>
          </table:table-cell>
          <table:table-cell table:formula="of:=SUM([.B40:.I40])" office:value-type="float" office:value="-905.131018489572" calcext:value-type="float">
            <text:p>-905,1310184896</text:p>
          </table:table-cell>
          <table:table-cell office:value-type="string" calcext:value-type="string">
            <text:p>&lt;0</text:p>
          </table:table-cell>
          <table:table-cell office:value-type="string" calcext:value-type="string">
            <text:p>Rechazar el proyecto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IR entre 9% y 10%</text:p>
          </table:table-cell>
          <table:table-cell/>
          <table:table-cell office:value-type="string" calcext:value-type="string">
            <text:p>&lt;COK</text:p>
          </table:table-cell>
          <table:table-cell office:value-type="string" calcext:value-type="string">
            <text:p>Rechazar el proyecto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AI</text:p>
          </table:table-cell>
          <table:table-cell table:formula="of:=SUM([.B39:.I39])" office:value-type="float" office:value="1999.75972032416" calcext:value-type="float">
            <text:p>1999,75972032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E</text:p>
          </table:table-cell>
          <table:table-cell table:formula="of:=SUM([.B38:.I38])" office:value-type="float" office:value="-2904.89073881374" calcext:value-type="float">
            <text:p>-2904,89073881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BC</text:p>
          </table:table-cell>
          <table:table-cell table:formula="of:=[.B46]/ABS([.B47])" office:value-type="float" office:value="0.688411338025334" calcext:value-type="float">
            <text:p>0,688411338</text:p>
          </table:table-cell>
          <table:table-cell office:value-type="string" calcext:value-type="string">
            <text:p>&lt;1</text:p>
          </table:table-cell>
          <table:table-cell office:value-type="string" calcext:value-type="string">
            <text:p>VAI&lt;VAE</text:p>
          </table:table-cell>
          <table:table-cell office:value-type="string" calcext:value-type="string">
            <text:p>No es rentable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NA Acum.</text:p>
          </table:table-cell>
          <table:table-cell table:formula="of:=[.B40]" office:value-type="float" office:value="-600" calcext:value-type="float">
            <text:p>-600</text:p>
          </table:table-cell>
          <table:table-cell table:formula="of:=[.B50]+[.C40]" office:value-type="float" office:value="-2091.93548387097" calcext:value-type="float">
            <text:p>-2091,935483871</text:p>
          </table:table-cell>
          <table:table-cell table:formula="of:=[.C50]+[.D40]" office:value-type="float" office:value="-2579.70863683663" calcext:value-type="float">
            <text:p>-2579,7086368366</text:p>
          </table:table-cell>
          <table:table-cell table:formula="of:=[.D50]+[.E40]" office:value-type="float" office:value="-2055.22137558323" calcext:value-type="float">
            <text:p>-2055,2213755832</text:p>
          </table:table-cell>
          <table:table-cell table:formula="of:=[.E50]+[.F40]" office:value-type="float" office:value="-1632.24777779823" calcext:value-type="float">
            <text:p>-1632,2477777982</text:p>
          </table:table-cell>
          <table:table-cell table:formula="of:=[.F50]+[.G40]" office:value-type="float" office:value="-1291.14003764904" calcext:value-type="float">
            <text:p>-1291,140037649</text:p>
          </table:table-cell>
          <table:table-cell table:formula="of:=[.G50]+[.H40]" office:value-type="float" office:value="-1016.05315043195" calcext:value-type="float">
            <text:p>-1016,053150432</text:p>
          </table:table-cell>
          <table:table-cell table:formula="of:=[.H50]+[.I40]" office:value-type="float" office:value="-905.131018489572" calcext:value-type="float">
            <text:p>-905,1310184896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C</text:p>
          </table:table-cell>
          <table:table-cell office:value-type="string" calcext:value-type="string">
            <text:p>No se recupera el capital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íod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resos</text:p>
          </table:table-cell>
          <table:table-cell office:value-type="float" office:value="-750" calcext:value-type="float">
            <text:p>-750</text:p>
          </table:table-cell>
          <table:table-cell office:value-type="float" office:value="-1200" calcext:value-type="float">
            <text:p>-1200</text:p>
          </table:table-cell>
          <table:table-cell office:value-type="float" office:value="-2000" calcext:value-type="float">
            <text:p>-2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gresos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4"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m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gresos</text:p>
          </table:table-cell>
          <table:table-cell table:formula="of:=[.B56]/2" office:value-type="float" office:value="-375" calcext:value-type="float">
            <text:p>-375</text:p>
          </table:table-cell>
          <table:table-cell table:formula="of:=[.B56]/2+[.C56]/2" office:value-type="float" office:value="-975" calcext:value-type="float">
            <text:p>-975</text:p>
          </table:table-cell>
          <table:table-cell table:formula="of:=[.C56]/2+[.D56]/2" office:value-type="float" office:value="-1600" calcext:value-type="float">
            <text:p>-1600</text:p>
          </table:table-cell>
          <table:table-cell table:formula="of:=[.D56]/2" office:value-type="float" office:value="-1000" calcext:value-type="float">
            <text:p>-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gresos</text:p>
          </table:table-cell>
          <table:table-cell table:number-columns-repeated="2"/>
          <table:table-cell table:formula="of:=[.D57]/2" office:value-type="float" office:value="500" calcext:value-type="float">
            <text:p>500</text:p>
          </table:table-cell>
          <table:table-cell table:formula="of:=[.D57]/2+[.E57]/2" office:value-type="float" office:value="1500" calcext:value-type="float">
            <text:p>1500</text:p>
          </table:table-cell>
          <table:table-cell table:formula="of:=[.E57]/2+[.F57]/2" office:value-type="float" office:value="2000" calcext:value-type="float">
            <text:p>2000</text:p>
          </table:table-cell>
          <table:table-cell table:formula="of:=[.F57]/2+[.G57]/2" office:value-type="float" office:value="2000" calcext:value-type="float">
            <text:p>2000</text:p>
          </table:table-cell>
          <table:table-cell table:formula="of:=[.G57]/2+[.H57]/2" office:value-type="float" office:value="2000" calcext:value-type="float">
            <text:p>2000</text:p>
          </table:table-cell>
          <table:table-cell table:formula="of:=[.H57]/2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Flujo neto</text:p>
          </table:table-cell>
          <table:table-cell table:formula="of:=SUM([.B60:.B61])" office:value-type="float" office:value="-375" calcext:value-type="float">
            <text:p>-375</text:p>
          </table:table-cell>
          <table:table-cell table:formula="of:=SUM([.C60:.C61])" office:value-type="float" office:value="-975" calcext:value-type="float">
            <text:p>-975</text:p>
          </table:table-cell>
          <table:table-cell table:formula="of:=SUM([.D60:.D61])" office:value-type="float" office:value="-1100" calcext:value-type="float">
            <text:p>-1100</text:p>
          </table:table-cell>
          <table:table-cell table:formula="of:=SUM([.E60:.E61])" office:value-type="float" office:value="500" calcext:value-type="float">
            <text:p>500</text:p>
          </table:table-cell>
          <table:table-cell table:formula="of:=SUM([.F60:.F61])" office:value-type="float" office:value="2000" calcext:value-type="float">
            <text:p>2000</text:p>
          </table:table-cell>
          <table:table-cell table:formula="of:=SUM([.G60:.G61])" office:value-type="float" office:value="2000" calcext:value-type="float">
            <text:p>2000</text:p>
          </table:table-cell>
          <table:table-cell table:formula="of:=SUM([.H60:.H61])" office:value-type="float" office:value="2000" calcext:value-type="float">
            <text:p>2000</text:p>
          </table:table-cell>
          <table:table-cell table:formula="of:=SUM([.I60:.I61])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g. Act.</text:p>
          </table:table-cell>
          <table:table-cell table:number-columns-repeated="2"/>
          <table:table-cell table:formula="of:=[.D61]/(1+[.$B$27])^[.D59]" office:value-type="float" office:value="325.182101977107" calcext:value-type="float">
            <text:p>325,1821019771</text:p>
          </table:table-cell>
          <table:table-cell table:formula="of:=[.E61]/(1+[.$B$27])^[.E59]" office:value-type="float" office:value="786.730891880098" calcext:value-type="float">
            <text:p>786,7308918801</text:p>
          </table:table-cell>
          <table:table-cell table:formula="of:=[.F61]/(1+[.$B$27])^[.F59]" office:value-type="float" office:value="845.947195569998" calcext:value-type="float">
            <text:p>845,94719557</text:p>
          </table:table-cell>
          <table:table-cell table:formula="of:=[.G61]/(1+[.$B$27])^[.G59]" office:value-type="float" office:value="682.215480298385" calcext:value-type="float">
            <text:p>682,2154802984</text:p>
          </table:table-cell>
          <table:table-cell table:formula="of:=[.H61]/(1+[.$B$27])^[.H59]" office:value-type="float" office:value="550.173774434182" calcext:value-type="float">
            <text:p>550,1737744342</text:p>
          </table:table-cell>
          <table:table-cell table:formula="of:=[.I61]/(1+[.$B$27])^[.I59]" office:value-type="float" office:value="221.844263884751" calcext:value-type="float">
            <text:p>221,8442638848</text:p>
          </table:table-cell>
          <table:table-cell/>
        </table:table-row>
        <table:table-row table:style-name="ro1">
          <table:table-cell office:value-type="string" calcext:value-type="string">
            <text:p>Egr. Act.</text:p>
          </table:table-cell>
          <table:table-cell table:formula="of:=[.B60]/(1+[.$B$27])^[.B59]" office:value-type="float" office:value="-375" calcext:value-type="float">
            <text:p>-375</text:p>
          </table:table-cell>
          <table:table-cell table:formula="of:=[.C60]/(1+[.$B$27])^[.C59]" office:value-type="float" office:value="-786.290322580645" calcext:value-type="float">
            <text:p>-786,2903225806</text:p>
          </table:table-cell>
          <table:table-cell table:formula="of:=[.D60]/(1+[.$B$27])^[.D59]" office:value-type="float" office:value="-1040.58272632674" calcext:value-type="float">
            <text:p>-1040,5827263268</text:p>
          </table:table-cell>
          <table:table-cell table:formula="of:=[.E60]/(1+[.$B$27])^[.E59]" office:value-type="float" office:value="-524.487261253399" calcext:value-type="float">
            <text:p>-524,48726125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ujo neto Act.</text:p>
          </table:table-cell>
          <table:table-cell table:formula="of:=[.B62]/(1+[.$B$27])^[.B59]" office:value-type="float" office:value="-375" calcext:value-type="float">
            <text:p>-375</text:p>
          </table:table-cell>
          <table:table-cell table:formula="of:=[.C62]/(1+[.$B$27])^[.C59]" office:value-type="float" office:value="-786.290322580645" calcext:value-type="float">
            <text:p>-786,2903225806</text:p>
          </table:table-cell>
          <table:table-cell table:formula="of:=[.D62]/(1+[.$B$27])^[.D59]" office:value-type="float" office:value="-715.400624349636" calcext:value-type="float">
            <text:p>-715,4006243496</text:p>
          </table:table-cell>
          <table:table-cell table:formula="of:=[.E62]/(1+[.$B$27])^[.E59]" office:value-type="float" office:value="262.243630626699" calcext:value-type="float">
            <text:p>262,2436306267</text:p>
          </table:table-cell>
          <table:table-cell table:formula="of:=[.F62]/(1+[.$B$27])^[.F59]" office:value-type="float" office:value="845.947195569998" calcext:value-type="float">
            <text:p>845,94719557</text:p>
          </table:table-cell>
          <table:table-cell table:formula="of:=[.G62]/(1+[.$B$27])^[.G59]" office:value-type="float" office:value="682.215480298385" calcext:value-type="float">
            <text:p>682,2154802984</text:p>
          </table:table-cell>
          <table:table-cell table:formula="of:=[.H62]/(1+[.$B$27])^[.H59]" office:value-type="float" office:value="550.173774434182" calcext:value-type="float">
            <text:p>550,1737744342</text:p>
          </table:table-cell>
          <table:table-cell table:formula="of:=[.I62]/(1+[.$B$27])^[.I59]" office:value-type="float" office:value="221.844263884751" calcext:value-type="float">
            <text:p>221,844263884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AN(24%)</text:p>
          </table:table-cell>
          <table:table-cell table:formula="of:=SUM([.B66:.I66])" office:value-type="float" office:value="685.733397883734" calcext:value-type="float">
            <text:p>685,7333978837</text:p>
          </table:table-cell>
          <table:table-cell office:value-type="string" calcext:value-type="string">
            <text:p>&gt;0</text:p>
          </table:table-cell>
          <table:table-cell office:value-type="string" calcext:value-type="string">
            <text:p>VAI&gt;VAE</text:p>
          </table:table-cell>
          <table:table-cell office:value-type="string" calcext:value-type="string">
            <text:p>Aceptar el proyecto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IR entre 35% y 36%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AI</text:p>
          </table:table-cell>
          <table:table-cell table:formula="of:=SUM([.B64:.I64])" office:value-type="float" office:value="3412.09370804452" calcext:value-type="float">
            <text:p>3412,09370804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E</text:p>
          </table:table-cell>
          <table:table-cell table:formula="of:=SUM([.B65:.I65])" office:value-type="float" office:value="-2726.36031016079" calcext:value-type="float">
            <text:p>-2726,3603101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BC</text:p>
          </table:table-cell>
          <table:table-cell table:formula="of:=[.B72]/ABS([.B73])" office:value-type="float" office:value="1.25151972588806" calcext:value-type="float">
            <text:p>1,2515197259</text:p>
          </table:table-cell>
          <table:table-cell office:value-type="string" calcext:value-type="string">
            <text:p>&gt;1</text:p>
          </table:table-cell>
          <table:table-cell office:value-type="string" calcext:value-type="string">
            <text:p>VAI&gt;VAE</text:p>
          </table:table-cell>
          <table:table-cell office:value-type="string" calcext:value-type="string">
            <text:p>Es rentable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NA Acum.</text:p>
          </table:table-cell>
          <table:table-cell table:formula="of:=[.B66]" office:value-type="float" office:value="-375" calcext:value-type="float">
            <text:p>-375</text:p>
          </table:table-cell>
          <table:table-cell table:formula="of:=[.B76]+[.C66]" office:value-type="float" office:value="-1161.29032258065" calcext:value-type="float">
            <text:p>-1161,2903225807</text:p>
          </table:table-cell>
          <table:table-cell table:formula="of:=[.C76]+[.D66]" office:value-type="float" office:value="-1876.69094693028" calcext:value-type="float">
            <text:p>-1876,6909469303</text:p>
          </table:table-cell>
          <table:table-cell table:formula="of:=[.D76]+[.E66]" office:value-type="float" office:value="-1614.44731630358" calcext:value-type="float">
            <text:p>-1614,4473163036</text:p>
          </table:table-cell>
          <table:table-cell table:formula="of:=[.E76]+[.F66]" office:value-type="float" office:value="-768.500120733584" calcext:value-type="float">
            <text:p>-768,5001207336</text:p>
          </table:table-cell>
          <table:table-cell table:style-name="ce12" table:formula="of:=[.F76]+[.G66]" office:value-type="float" office:value="-86.2846404351983" calcext:value-type="float">
            <text:p>-86,2846404352</text:p>
          </table:table-cell>
          <table:table-cell table:style-name="ce12" table:formula="of:=[.G76]+[.H66]" office:value-type="float" office:value="463.889133998983" calcext:value-type="float">
            <text:p>463,889133999</text:p>
          </table:table-cell>
          <table:table-cell table:formula="of:=[.H76]+[.I66]" office:value-type="float" office:value="685.733397883734" calcext:value-type="float">
            <text:p>685,7333978837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PRC</text:p>
          </table:table-cell>
          <table:table-cell office:value-type="string" calcext:value-type="string">
            <text:p>Período 6</text:p>
          </table:table-cell>
          <table:table-cell table:number-columns-repeated="2"/>
        </table:table-row>
        <table:table-row table:style-name="ro1">
          <table:table-cell table:style-name="ce10" table:number-columns-repeated="9"/>
          <table:table-cell/>
        </table:table-row>
        <table:table-row table:style-name="ro1">
          <table:table-cell office:value-type="string" calcext:value-type="string">
            <text:p>3)</text:p>
          </table:table-cell>
          <table:table-cell office:value-type="float" office:value="0.18" calcext:value-type="float">
            <text:p>0,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ígi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íod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gresos</text:p>
          </table:table-cell>
          <table:table-cell table:formula="of:=-30/2" office:value-type="float" office:value="-15" calcext:value-type="float">
            <text:p>-15</text:p>
          </table:table-cell>
          <table:table-cell table:formula="of:=[.B82]" office:value-type="float" office:value="-15" calcext:value-type="float">
            <text:p>-15</text:p>
          </table:table-cell>
          <table:table-cell table:number-columns-repeated="6" office:value-type="float" office:value="-0.3" calcext:value-type="float">
            <text:p>-0,3</text:p>
          </table:table-cell>
          <table:table-cell/>
        </table:table-row>
        <table:table-row table:style-name="ro1">
          <table:table-cell office:value-type="string" calcext:value-type="string">
            <text:p>Ingreso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m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gresos</text:p>
          </table:table-cell>
          <table:table-cell table:formula="of:=[.B82]/2" office:value-type="float" office:value="-7.5" calcext:value-type="float">
            <text:p>-7,5</text:p>
          </table:table-cell>
          <table:table-cell table:formula="of:=[.B82]/2+[.C82]/2" office:value-type="float" office:value="-15" calcext:value-type="float">
            <text:p>-15</text:p>
          </table:table-cell>
          <table:table-cell table:formula="of:=[.C82]/2+[.D82]/2" office:value-type="float" office:value="-7.65" calcext:value-type="float">
            <text:p>-7,65</text:p>
          </table:table-cell>
          <table:table-cell table:formula="of:=[.D82]/2+[.E82]/2" office:value-type="float" office:value="-0.3" calcext:value-type="float">
            <text:p>-0,3</text:p>
          </table:table-cell>
          <table:table-cell table:formula="of:=[.E82]/2+[.F82]/2" office:value-type="float" office:value="-0.3" calcext:value-type="float">
            <text:p>-0,3</text:p>
          </table:table-cell>
          <table:table-cell table:formula="of:=[.F82]/2+[.G82]/2" office:value-type="float" office:value="-0.3" calcext:value-type="float">
            <text:p>-0,3</text:p>
          </table:table-cell>
          <table:table-cell table:formula="of:=[.G82]/2+[.H82]/2" office:value-type="float" office:value="-0.3" calcext:value-type="float">
            <text:p>-0,3</text:p>
          </table:table-cell>
          <table:table-cell table:formula="of:=[.H82]/2+[.I82]/2" office:value-type="float" office:value="-0.3" calcext:value-type="float">
            <text:p>-0,3</text:p>
          </table:table-cell>
          <table:table-cell table:formula="of:=[.I82]/2" office:value-type="float" office:value="-0.15" calcext:value-type="float">
            <text:p>-0,15</text:p>
          </table:table-cell>
        </table:table-row>
        <table:table-row table:style-name="ro1">
          <table:table-cell office:value-type="string" calcext:value-type="string">
            <text:p>Ingres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ujo neto</text:p>
          </table:table-cell>
          <table:table-cell table:formula="of:=SUM([.B86:.B87])" office:value-type="float" office:value="-7.5" calcext:value-type="float">
            <text:p>-7,5</text:p>
          </table:table-cell>
          <table:table-cell table:formula="of:=SUM([.C86:.C87])" office:value-type="float" office:value="-15" calcext:value-type="float">
            <text:p>-15</text:p>
          </table:table-cell>
          <table:table-cell table:formula="of:=SUM([.D86:.D87])" office:value-type="float" office:value="-7.65" calcext:value-type="float">
            <text:p>-7,65</text:p>
          </table:table-cell>
          <table:table-cell table:formula="of:=SUM([.E86:.E87])" office:value-type="float" office:value="-0.3" calcext:value-type="float">
            <text:p>-0,3</text:p>
          </table:table-cell>
          <table:table-cell table:formula="of:=SUM([.F86:.F87])" office:value-type="float" office:value="-0.3" calcext:value-type="float">
            <text:p>-0,3</text:p>
          </table:table-cell>
          <table:table-cell table:formula="of:=SUM([.G86:.G87])" office:value-type="float" office:value="-0.3" calcext:value-type="float">
            <text:p>-0,3</text:p>
          </table:table-cell>
          <table:table-cell table:formula="of:=SUM([.H86:.H87])" office:value-type="float" office:value="-0.3" calcext:value-type="float">
            <text:p>-0,3</text:p>
          </table:table-cell>
          <table:table-cell table:formula="of:=SUM([.I86:.I87])" office:value-type="float" office:value="-0.3" calcext:value-type="float">
            <text:p>-0,3</text:p>
          </table:table-cell>
          <table:table-cell table:formula="of:=SUM([.J86:.J87])" office:value-type="float" office:value="-0.15" calcext:value-type="float">
            <text:p>-0,1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gr. Act.</text:p>
          </table:table-cell>
          <table:table-cell table:formula="of:=[.B86]/(1+[.$B$79])^[.B85]" office:value-type="float" office:value="-7.5" calcext:value-type="float">
            <text:p>-7,5</text:p>
          </table:table-cell>
          <table:table-cell table:formula="of:=[.C86]/(1+[.$B$79])^[.C85]" office:value-type="float" office:value="-12.7118644067797" calcext:value-type="float">
            <text:p>-12,7118644068</text:p>
          </table:table-cell>
          <table:table-cell table:formula="of:=[.D86]/(1+[.$B$79])^[.D85]" office:value-type="float" office:value="-5.49411088767596" calcext:value-type="float">
            <text:p>-5,4941108877</text:p>
          </table:table-cell>
          <table:table-cell table:formula="of:=[.E86]/(1+[.$B$79])^[.E85]" office:value-type="float" office:value="-0.182589261803787" calcext:value-type="float">
            <text:p>-0,1825892618</text:p>
          </table:table-cell>
          <table:table-cell table:formula="of:=[.F86]/(1+[.$B$79])^[.F85]" office:value-type="float" office:value="-0.154736662545582" calcext:value-type="float">
            <text:p>-0,1547366625</text:p>
          </table:table-cell>
          <table:table-cell table:formula="of:=[.G86]/(1+[.$B$79])^[.G85]" office:value-type="float" office:value="-0.131132764869138" calcext:value-type="float">
            <text:p>-0,1311327649</text:p>
          </table:table-cell>
          <table:table-cell table:formula="of:=[.H86]/(1+[.$B$79])^[.H85]" office:value-type="float" office:value="-0.111129461753506" calcext:value-type="float">
            <text:p>-0,1111294618</text:p>
          </table:table-cell>
          <table:table-cell table:formula="of:=[.I86]/(1+[.$B$79])^[.I85]" office:value-type="float" office:value="-0.0941775099605987" calcext:value-type="float">
            <text:p>-0,09417751</text:p>
          </table:table-cell>
          <table:table-cell table:formula="of:=[.J86]/(1+[.$B$79])^[.J85]" office:value-type="float" office:value="-0.0399057245595757" calcext:value-type="float">
            <text:p>-0,0399057246</text:p>
          </table:table-cell>
        </table:table-row>
        <table:table-row table:style-name="ro1">
          <table:table-cell office:value-type="string" calcext:value-type="string">
            <text:p>Ing. Act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ujo neto Act.</text:p>
          </table:table-cell>
          <table:table-cell table:formula="of:=[.B90]" office:value-type="float" office:value="-7.5" calcext:value-type="float">
            <text:p>-7,5</text:p>
          </table:table-cell>
          <table:table-cell table:formula="of:=[.C90]" office:value-type="float" office:value="-12.7118644067797" calcext:value-type="float">
            <text:p>-12,7118644068</text:p>
          </table:table-cell>
          <table:table-cell table:formula="of:=[.D90]" office:value-type="float" office:value="-5.49411088767596" calcext:value-type="float">
            <text:p>-5,4941108877</text:p>
          </table:table-cell>
          <table:table-cell table:formula="of:=[.E90]" office:value-type="float" office:value="-0.182589261803787" calcext:value-type="float">
            <text:p>-0,1825892618</text:p>
          </table:table-cell>
          <table:table-cell table:formula="of:=[.F90]" office:value-type="float" office:value="-0.154736662545582" calcext:value-type="float">
            <text:p>-0,1547366625</text:p>
          </table:table-cell>
          <table:table-cell table:formula="of:=[.G90]" office:value-type="float" office:value="-0.131132764869138" calcext:value-type="float">
            <text:p>-0,1311327649</text:p>
          </table:table-cell>
          <table:table-cell table:formula="of:=[.H90]" office:value-type="float" office:value="-0.111129461753506" calcext:value-type="float">
            <text:p>-0,1111294618</text:p>
          </table:table-cell>
          <table:table-cell table:formula="of:=[.I90]" office:value-type="float" office:value="-0.0941775099605987" calcext:value-type="float">
            <text:p>-0,09417751</text:p>
          </table:table-cell>
          <table:table-cell table:formula="of:=[.J90]" office:value-type="float" office:value="-0.0399057245595757" calcext:value-type="float">
            <text:p>-0,039905724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AN(18%)</text:p>
          </table:table-cell>
          <table:table-cell table:formula="of:=SUM([.B92:.J92])" office:value-type="float" office:value="-26.4196466799478" calcext:value-type="float">
            <text:p>-26,419646679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lexi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íod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gresos</text:p>
          </table:table-cell>
          <table:table-cell table:formula="of:=-20/2" office:value-type="float" office:value="-10" calcext:value-type="float">
            <text:p>-10</text:p>
          </table:table-cell>
          <table:table-cell table:formula="of:=[.B98]" office:value-type="float" office:value="-10" calcext:value-type="float">
            <text:p>-10</text:p>
          </table:table-cell>
          <table:table-cell table:number-columns-repeated="6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Ingreso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m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gresos</text:p>
          </table:table-cell>
          <table:table-cell table:formula="of:=[.B98]/2" office:value-type="float" office:value="-5" calcext:value-type="float">
            <text:p>-5</text:p>
          </table:table-cell>
          <table:table-cell table:formula="of:=[.B98]/2+[.C98]/2" office:value-type="float" office:value="-10" calcext:value-type="float">
            <text:p>-10</text:p>
          </table:table-cell>
          <table:table-cell table:formula="of:=[.C98]/2+[.D98]/2" office:value-type="float" office:value="-5.5" calcext:value-type="float">
            <text:p>-5,5</text:p>
          </table:table-cell>
          <table:table-cell table:formula="of:=[.D98]/2+[.E98]/2" office:value-type="float" office:value="-1" calcext:value-type="float">
            <text:p>-1</text:p>
          </table:table-cell>
          <table:table-cell table:formula="of:=[.E98]/2+[.F98]/2" office:value-type="float" office:value="-1" calcext:value-type="float">
            <text:p>-1</text:p>
          </table:table-cell>
          <table:table-cell table:formula="of:=[.F98]/2+[.G98]/2" office:value-type="float" office:value="-1" calcext:value-type="float">
            <text:p>-1</text:p>
          </table:table-cell>
          <table:table-cell table:formula="of:=[.G98]/2+[.H98]/2" office:value-type="float" office:value="-1" calcext:value-type="float">
            <text:p>-1</text:p>
          </table:table-cell>
          <table:table-cell table:formula="of:=[.H98]/2+[.I98]/2" office:value-type="float" office:value="-1" calcext:value-type="float">
            <text:p>-1</text:p>
          </table:table-cell>
          <table:table-cell table:formula="of:=[.I98]/2"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Ingres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ujo neto</text:p>
          </table:table-cell>
          <table:table-cell table:formula="of:=[.B102]" office:value-type="float" office:value="-5" calcext:value-type="float">
            <text:p>-5</text:p>
          </table:table-cell>
          <table:table-cell table:formula="of:=[.C102]" office:value-type="float" office:value="-10" calcext:value-type="float">
            <text:p>-10</text:p>
          </table:table-cell>
          <table:table-cell table:formula="of:=[.D102]" office:value-type="float" office:value="-5.5" calcext:value-type="float">
            <text:p>-5,5</text:p>
          </table:table-cell>
          <table:table-cell table:formula="of:=[.E102]" office:value-type="float" office:value="-1" calcext:value-type="float">
            <text:p>-1</text:p>
          </table:table-cell>
          <table:table-cell table:formula="of:=[.F102]" office:value-type="float" office:value="-1" calcext:value-type="float">
            <text:p>-1</text:p>
          </table:table-cell>
          <table:table-cell table:formula="of:=[.G102]" office:value-type="float" office:value="-1" calcext:value-type="float">
            <text:p>-1</text:p>
          </table:table-cell>
          <table:table-cell table:formula="of:=[.H102]" office:value-type="float" office:value="-1" calcext:value-type="float">
            <text:p>-1</text:p>
          </table:table-cell>
          <table:table-cell table:formula="of:=[.I102]" office:value-type="float" office:value="-1" calcext:value-type="float">
            <text:p>-1</text:p>
          </table:table-cell>
          <table:table-cell table:formula="of:=[.J102]" office:value-type="float" office:value="-0.5" calcext:value-type="float">
            <text:p>-0,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gr. Act.</text:p>
          </table:table-cell>
          <table:table-cell table:formula="of:=[.B102]/(1+[.$B$79])^[.B101]" office:value-type="float" office:value="-5" calcext:value-type="float">
            <text:p>-5</text:p>
          </table:table-cell>
          <table:table-cell table:formula="of:=[.C102]/(1+[.$B$79])^[.C101]" office:value-type="float" office:value="-8.47457627118644" calcext:value-type="float">
            <text:p>-8,4745762712</text:p>
          </table:table-cell>
          <table:table-cell table:formula="of:=[.D102]/(1+[.$B$79])^[.D101]" office:value-type="float" office:value="-3.9500143636886" calcext:value-type="float">
            <text:p>-3,9500143637</text:p>
          </table:table-cell>
          <table:table-cell table:formula="of:=[.E102]/(1+[.$B$79])^[.E101]" office:value-type="float" office:value="-0.608630872679291" calcext:value-type="float">
            <text:p>-0,6086308727</text:p>
          </table:table-cell>
          <table:table-cell table:formula="of:=[.F102]/(1+[.$B$79])^[.F101]" office:value-type="float" office:value="-0.515788875151941" calcext:value-type="float">
            <text:p>-0,5157888752</text:p>
          </table:table-cell>
          <table:table-cell table:formula="of:=[.G102]/(1+[.$B$79])^[.G101]" office:value-type="float" office:value="-0.437109216230459" calcext:value-type="float">
            <text:p>-0,4371092162</text:p>
          </table:table-cell>
          <table:table-cell table:formula="of:=[.H102]/(1+[.$B$79])^[.H101]" office:value-type="float" office:value="-0.370431539178355" calcext:value-type="float">
            <text:p>-0,3704315392</text:p>
          </table:table-cell>
          <table:table-cell table:formula="of:=[.I102]/(1+[.$B$79])^[.I101]" office:value-type="float" office:value="-0.313925033201996" calcext:value-type="float">
            <text:p>-0,3139250332</text:p>
          </table:table-cell>
          <table:table-cell table:formula="of:=[.J102]/(1+[.$B$79])^[.J101]" office:value-type="float" office:value="-0.133019081865252" calcext:value-type="float">
            <text:p>-0,1330190819</text:p>
          </table:table-cell>
        </table:table-row>
        <table:table-row table:style-name="ro1">
          <table:table-cell office:value-type="string" calcext:value-type="string">
            <text:p>Ing. Act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ujo neto Act.</text:p>
          </table:table-cell>
          <table:table-cell table:formula="of:=[.B106]" office:value-type="float" office:value="-5" calcext:value-type="float">
            <text:p>-5</text:p>
          </table:table-cell>
          <table:table-cell table:formula="of:=[.C106]" office:value-type="float" office:value="-8.47457627118644" calcext:value-type="float">
            <text:p>-8,4745762712</text:p>
          </table:table-cell>
          <table:table-cell table:formula="of:=[.D106]" office:value-type="float" office:value="-3.9500143636886" calcext:value-type="float">
            <text:p>-3,9500143637</text:p>
          </table:table-cell>
          <table:table-cell table:formula="of:=[.E106]" office:value-type="float" office:value="-0.608630872679291" calcext:value-type="float">
            <text:p>-0,6086308727</text:p>
          </table:table-cell>
          <table:table-cell table:formula="of:=[.F106]" office:value-type="float" office:value="-0.515788875151941" calcext:value-type="float">
            <text:p>-0,5157888752</text:p>
          </table:table-cell>
          <table:table-cell table:formula="of:=[.G106]" office:value-type="float" office:value="-0.437109216230459" calcext:value-type="float">
            <text:p>-0,4371092162</text:p>
          </table:table-cell>
          <table:table-cell table:formula="of:=[.H106]" office:value-type="float" office:value="-0.370431539178355" calcext:value-type="float">
            <text:p>-0,3704315392</text:p>
          </table:table-cell>
          <table:table-cell table:formula="of:=[.I106]" office:value-type="float" office:value="-0.313925033201996" calcext:value-type="float">
            <text:p>-0,3139250332</text:p>
          </table:table-cell>
          <table:table-cell table:formula="of:=[.J106]" office:value-type="float" office:value="-0.133019081865252" calcext:value-type="float">
            <text:p>-0,133019081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AN(18%)</text:p>
          </table:table-cell>
          <table:table-cell table:formula="of:=SUM([.B108:.J108])" office:value-type="float" office:value="-19.8034952531823" calcext:value-type="float">
            <text:p>-19,803495253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0" table:number-columns-repeated="10"/>
        </table:table-row>
        <table:table-row table:style-name="ro1">
          <table:table-cell office:value-type="string" calcext:value-type="string">
            <text:p>4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eríod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gresos</text:p>
          </table:table-cell>
          <table:table-cell table:formula="of:=-3*2/3" office:value-type="float" office:value="-2" calcext:value-type="float">
            <text:p>-2</text:p>
          </table:table-cell>
          <table:table-cell table:formula="of:=-3-[.B116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gresos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table:formula="of:=1.2*[.D117]" office:value-type="float" office:value="1.8" calcext:value-type="float">
            <text:p>1,8</text:p>
          </table:table-cell>
          <table:table-cell table:formula="of:=1.2*[.E117]" office:value-type="float" office:value="2.16" calcext:value-type="float">
            <text:p>2,16</text:p>
          </table:table-cell>
          <table:table-cell table:formula="of:=1.2*[.F117]" office:value-type="float" office:value="2.592" calcext:value-type="float">
            <text:p>2,592</text:p>
          </table:table-cell>
          <table:table-cell table:formula="of:=1.2*[.G117]" office:value-type="float" office:value="3.1104" calcext:value-type="float">
            <text:p>3,1104</text:p>
          </table:table-cell>
          <table:table-cell table:formula="of:=1.2*[.H117]" office:value-type="float" office:value="3.73248" calcext:value-type="float">
            <text:p>3,7324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m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gresos</text:p>
          </table:table-cell>
          <table:table-cell table:formula="of:=[.B116]/2" office:value-type="float" office:value="-1" calcext:value-type="float">
            <text:p>-1</text:p>
          </table:table-cell>
          <table:table-cell table:formula="of:=[.B116]/2+[.C116]/2" office:value-type="float" office:value="-1.5" calcext:value-type="float">
            <text:p>-1,5</text:p>
          </table:table-cell>
          <table:table-cell table:formula="of:=[.C116]/2" office:value-type="float" office:value="-0.5" calcext:value-type="float">
            <text:p>-0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gresos</text:p>
          </table:table-cell>
          <table:table-cell table:number-columns-repeated="2"/>
          <table:table-cell table:formula="of:=[.D117]/2" office:value-type="float" office:value="0.75" calcext:value-type="float">
            <text:p>0,75</text:p>
          </table:table-cell>
          <table:table-cell table:formula="of:=[.D117]/2+[.E117]/2" office:value-type="float" office:value="1.65" calcext:value-type="float">
            <text:p>1,65</text:p>
          </table:table-cell>
          <table:table-cell table:formula="of:=[.E117]/2+[.F117]/2" office:value-type="float" office:value="1.98" calcext:value-type="float">
            <text:p>1,98</text:p>
          </table:table-cell>
          <table:table-cell table:formula="of:=[.F117]/2+[.G117]/2" office:value-type="float" office:value="2.376" calcext:value-type="float">
            <text:p>2,376</text:p>
          </table:table-cell>
          <table:table-cell table:formula="of:=[.G117]/2+[.H117]/2" office:value-type="float" office:value="2.8512" calcext:value-type="float">
            <text:p>2,8512</text:p>
          </table:table-cell>
          <table:table-cell table:formula="of:=[.H117]/2+[.I117]/2" office:value-type="float" office:value="3.42144" calcext:value-type="float">
            <text:p>3,42144</text:p>
          </table:table-cell>
          <table:table-cell table:formula="of:=[.I117]/2" office:value-type="float" office:value="1.86624" calcext:value-type="float">
            <text:p>1,86624</text:p>
          </table:table-cell>
        </table:table-row>
        <table:table-row table:style-name="ro1">
          <table:table-cell office:value-type="string" calcext:value-type="string">
            <text:p>Flujo neto</text:p>
          </table:table-cell>
          <table:table-cell table:formula="of:=SUM([.B120:.B121])" office:value-type="float" office:value="-1" calcext:value-type="float">
            <text:p>-1</text:p>
          </table:table-cell>
          <table:table-cell table:formula="of:=SUM([.C120:.C121])" office:value-type="float" office:value="-1.5" calcext:value-type="float">
            <text:p>-1,5</text:p>
          </table:table-cell>
          <table:table-cell table:formula="of:=SUM([.D120:.D121])" office:value-type="float" office:value="0.25" calcext:value-type="float">
            <text:p>0,25</text:p>
          </table:table-cell>
          <table:table-cell table:formula="of:=SUM([.E120:.E121])" office:value-type="float" office:value="1.65" calcext:value-type="float">
            <text:p>1,65</text:p>
          </table:table-cell>
          <table:table-cell table:formula="of:=SUM([.F120:.F121])" office:value-type="float" office:value="1.98" calcext:value-type="float">
            <text:p>1,98</text:p>
          </table:table-cell>
          <table:table-cell table:formula="of:=SUM([.G120:.G121])" office:value-type="float" office:value="2.376" calcext:value-type="float">
            <text:p>2,376</text:p>
          </table:table-cell>
          <table:table-cell table:formula="of:=SUM([.H120:.H121])" office:value-type="float" office:value="2.8512" calcext:value-type="float">
            <text:p>2,8512</text:p>
          </table:table-cell>
          <table:table-cell table:formula="of:=SUM([.I120:.I121])" office:value-type="float" office:value="3.42144" calcext:value-type="float">
            <text:p>3,42144</text:p>
          </table:table-cell>
          <table:table-cell table:formula="of:=SUM([.J120:.J121])" office:value-type="float" office:value="1.86624" calcext:value-type="float">
            <text:p>1,8662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gr. Act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g. Act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ujo neto Act.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13:06:02.2745778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3:28:08.012949577</meta:creation-date>
    <dc:date>2016-06-24T15:29:36.355992829</dc:date>
    <meta:editing-duration>PT5H51M35S</meta:editing-duration>
    <meta:editing-cycles>22</meta:editing-cycles>
    <meta:generator>LibreOffice/5.1.3.2$Linux_X86_64 LibreOffice_project/10m0$Build-2</meta:generator>
    <meta:document-statistic meta:table-count="2" meta:cell-count="1060" meta:object-count="0"/>
  </office:meta>
</office:document-meta>
</file>